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0E0000000EC972CA34.png" manifest:media-type=""/>
  <manifest:file-entry manifest:full-path="Pictures/100000000000001E00000020CAB4CCA6.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Times" svg:font-family="Times"/>
    <style:font-face style:name="Times1" svg:font-family="Times"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P1" style:family="paragraph" style:parent-style-name="Text_20_body">
      <style:text-properties officeooo:paragraph-rsid="0006588c"/>
    </style:style>
    <style:style style:name="P2" style:family="paragraph" style:parent-style-name="Text_20_body">
      <style:text-properties officeooo:paragraph-rsid="0009af94"/>
    </style:style>
    <style:style style:name="P3" style:family="paragraph" style:parent-style-name="Text_20_body">
      <style:paragraph-properties style:snap-to-layout-grid="false">
        <style:tab-stops>
          <style:tab-stop style:position="2.8547in"/>
        </style:tab-stops>
      </style:paragraph-properties>
      <style:text-properties style:font-name="Times1" fo:font-size="12pt" fo:language="en" fo:country="US" style:text-underline-style="none" fo:font-weight="normal" officeooo:rsid="00116389" officeooo:paragraph-rsid="00116389" style:font-size-asian="12pt" style:language-asian="en" style:country-asian="US" style:font-weight-asian="normal" style:font-name-complex="Times1" style:font-size-complex="12pt" style:language-complex="en" style:country-complex="US" style:font-weight-complex="normal"/>
    </style:style>
    <style:style style:name="P4" style:family="paragraph" style:parent-style-name="Text_20_body">
      <style:paragraph-properties style:snap-to-layout-grid="false">
        <style:tab-stops>
          <style:tab-stop style:position="2.8547in"/>
        </style:tab-stops>
      </style:paragraph-properties>
      <style:text-properties style:font-name="Times1" fo:font-size="12pt" fo:language="en" fo:country="US" style:text-underline-style="none" fo:font-weight="normal" officeooo:rsid="00116389" officeooo:paragraph-rsid="001403af" style:font-size-asian="12pt" style:language-asian="en" style:country-asian="US" style:font-weight-asian="normal" style:font-name-complex="Times1" style:font-size-complex="12pt" style:language-complex="en" style:country-complex="US" style:font-weight-complex="normal"/>
    </style:style>
    <style:style style:name="P5" style:family="paragraph" style:parent-style-name="Text_20_body">
      <style:paragraph-properties style:snap-to-layout-grid="false">
        <style:tab-stops>
          <style:tab-stop style:position="2.8547in"/>
        </style:tab-stops>
      </style:paragraph-properties>
      <style:text-properties style:font-name="Times1" fo:font-size="12pt" fo:language="en" fo:country="US" style:text-underline-style="none" fo:font-weight="normal" officeooo:rsid="001403af" officeooo:paragraph-rsid="001403af" style:font-size-asian="12pt" style:language-asian="en" style:country-asian="US" style:font-weight-asian="normal" style:font-name-complex="Times1" style:font-size-complex="12pt" style:language-complex="en" style:country-complex="US" style:font-weight-complex="normal"/>
    </style:style>
    <style:style style:name="P6" style:family="paragraph" style:parent-style-name="Text_20_body">
      <style:text-properties officeooo:paragraph-rsid="0014f552"/>
    </style:style>
    <style:style style:name="P7" style:family="paragraph" style:parent-style-name="Standard">
      <style:paragraph-properties style:snap-to-layout-grid="false">
        <style:tab-stops>
          <style:tab-stop style:position="2.8547in"/>
        </style:tab-stops>
      </style:paragraph-properties>
      <style:text-properties style:font-name="Times1" fo:font-size="11pt" fo:language="en" fo:country="US" officeooo:paragraph-rsid="000a915e" style:font-size-asian="11pt" style:language-asian="en" style:country-asian="US" style:font-name-complex="Times1" style:language-complex="en" style:country-complex="US"/>
    </style:style>
    <style:style style:name="P8" style:family="paragraph" style:parent-style-name="Standard">
      <style:paragraph-properties style:snap-to-layout-grid="false">
        <style:tab-stops>
          <style:tab-stop style:position="2.8547in"/>
        </style:tab-stops>
      </style:paragraph-properties>
      <style:text-properties style:font-name="Times1" fo:font-size="11pt" fo:language="en" fo:country="US" officeooo:paragraph-rsid="0008f8c2" style:font-size-asian="11pt" style:language-asian="en" style:country-asian="US" style:font-name-complex="Times1" style:language-complex="en" style:country-complex="US"/>
    </style:style>
    <style:style style:name="P9" style:family="paragraph" style:parent-style-name="Standard">
      <style:paragraph-properties style:snap-to-layout-grid="false">
        <style:tab-stops>
          <style:tab-stop style:position="2.8547in"/>
        </style:tab-stops>
      </style:paragraph-properties>
      <style:text-properties style:font-name="Times1" fo:font-size="11pt" fo:language="en" fo:country="US" style:text-underline-style="solid" style:text-underline-width="auto" style:text-underline-color="font-color" officeooo:paragraph-rsid="0008f8c2" style:font-size-asian="11pt" style:language-asian="en" style:country-asian="US" style:font-name-complex="Times1" style:language-complex="en" style:country-complex="US"/>
    </style:style>
    <style:style style:name="P10" style:family="paragraph" style:parent-style-name="Standard">
      <style:paragraph-properties style:snap-to-layout-grid="false">
        <style:tab-stops>
          <style:tab-stop style:position="2.8547in"/>
        </style:tab-stops>
      </style:paragraph-properties>
      <style:text-properties style:font-name="Times1" fo:font-size="11pt" fo:language="en" fo:country="US" style:text-underline-style="solid" style:text-underline-width="auto" style:text-underline-color="font-color" officeooo:paragraph-rsid="000c7878" style:font-size-asian="11pt" style:language-asian="en" style:country-asian="US" style:font-name-complex="Times1" style:language-complex="en" style:country-complex="US"/>
    </style:style>
    <style:style style:name="P11" style:family="paragraph" style:parent-style-name="Standard">
      <style:paragraph-properties style:snap-to-layout-grid="false">
        <style:tab-stops>
          <style:tab-stop style:position="2.8547in"/>
        </style:tab-stops>
      </style:paragraph-properties>
      <style:text-properties style:font-name="Times1" fo:font-size="11pt" fo:language="en" fo:country="US" style:text-underline-style="solid" style:text-underline-width="auto" style:text-underline-color="font-color" officeooo:paragraph-rsid="000d028c" style:font-size-asian="11pt" style:language-asian="en" style:country-asian="US" style:font-name-complex="Times1" style:language-complex="en" style:country-complex="US"/>
    </style:style>
    <style:style style:name="P12" style:family="paragraph" style:parent-style-name="Standard">
      <style:paragraph-properties style:snap-to-layout-grid="false">
        <style:tab-stops>
          <style:tab-stop style:position="2.8547in"/>
        </style:tab-stops>
      </style:paragraph-properties>
      <style:text-properties style:font-name="Times1" fo:font-size="11pt" fo:language="en" fo:country="US" style:text-underline-style="solid" style:text-underline-width="auto" style:text-underline-color="font-color" officeooo:paragraph-rsid="000a915e" style:font-size-asian="11pt" style:language-asian="en" style:country-asian="US" style:font-name-complex="Times1" style:language-complex="en" style:country-complex="US"/>
    </style:style>
    <style:style style:name="P13" style:family="paragraph" style:parent-style-name="Standard">
      <style:paragraph-properties style:snap-to-layout-grid="false">
        <style:tab-stops>
          <style:tab-stop style:position="2.8547in"/>
        </style:tab-stops>
      </style:paragraph-properties>
      <style:text-properties style:font-name="Times1" fo:font-size="11pt" fo:language="en" fo:country="US" style:text-underline-style="solid" style:text-underline-width="auto" style:text-underline-color="font-color" officeooo:paragraph-rsid="000da7fa" style:font-size-asian="11pt" style:language-asian="en" style:country-asian="US" style:font-name-complex="Times1" style:language-complex="en" style:country-complex="US"/>
    </style:style>
    <style:style style:name="P14" style:family="paragraph" style:parent-style-name="Standard">
      <style:paragraph-properties style:snap-to-layout-grid="false">
        <style:tab-stops>
          <style:tab-stop style:position="2.8547in"/>
        </style:tab-stops>
      </style:paragraph-properties>
      <style:text-properties style:font-name="Times1" fo:font-size="11pt" fo:language="en" fo:country="US" style:text-underline-style="solid" style:text-underline-width="auto" style:text-underline-color="font-color" officeooo:paragraph-rsid="000f2d4e" style:font-size-asian="11pt" style:language-asian="en" style:country-asian="US" style:font-name-complex="Times1" style:language-complex="en" style:country-complex="US"/>
    </style:style>
    <style:style style:name="P15" style:family="paragraph" style:parent-style-name="Standard">
      <style:paragraph-properties style:snap-to-layout-grid="false">
        <style:tab-stops>
          <style:tab-stop style:position="2.8547in"/>
        </style:tab-stops>
      </style:paragraph-properties>
      <style:text-properties style:font-name="Times1" fo:font-size="11pt" fo:language="en" fo:country="US" style:text-underline-style="solid" style:text-underline-width="auto" style:text-underline-color="font-color" officeooo:paragraph-rsid="001403af" style:font-size-asian="11pt" style:language-asian="en" style:country-asian="US" style:font-name-complex="Times1" style:language-complex="en" style:country-complex="US"/>
    </style:style>
    <style:style style:name="P16" style:family="paragraph" style:parent-style-name="Standard">
      <style:paragraph-properties style:snap-to-layout-grid="false">
        <style:tab-stops>
          <style:tab-stop style:position="2.8547in"/>
        </style:tab-stops>
      </style:paragraph-properties>
      <style:text-properties style:font-name="Times1" fo:font-size="11pt" fo:language="en" fo:country="US" style:text-underline-style="solid" style:text-underline-width="auto" style:text-underline-color="font-color" fo:font-weight="normal" officeooo:rsid="000a915e" officeooo:paragraph-rsid="000a915e" style:font-size-asian="11pt" style:language-asian="en" style:country-asian="US" style:font-weight-asian="normal" style:font-name-complex="Times1" style:font-size-complex="12pt" style:language-complex="en" style:country-complex="US" style:font-weight-complex="normal"/>
    </style:style>
    <style:style style:name="P17" style:family="paragraph" style:parent-style-name="Standard">
      <style:paragraph-properties style:snap-to-layout-grid="false">
        <style:tab-stops>
          <style:tab-stop style:position="2.8547in"/>
        </style:tab-stops>
      </style:paragraph-properties>
      <style:text-properties style:font-name="Times1" fo:font-size="11pt" fo:language="en" fo:country="US" fo:font-weight="normal" officeooo:rsid="000c7878" officeooo:paragraph-rsid="000c7878" style:font-size-asian="11pt" style:language-asian="en" style:country-asian="US" style:font-weight-asian="normal" style:font-name-complex="Times1" style:font-size-complex="12pt" style:language-complex="en" style:country-complex="US" style:font-weight-complex="normal"/>
    </style:style>
    <style:style style:name="P18" style:family="paragraph" style:parent-style-name="Text_20_body">
      <style:text-properties fo:font-size="11pt" fo:language="en" fo:country="US" officeooo:paragraph-rsid="000da7fa" style:font-size-asian="9.60000038146973pt" style:font-size-complex="11pt"/>
    </style:style>
    <style:style style:name="P19" style:family="paragraph" style:parent-style-name="Text_20_body" style:list-style-name="L1">
      <style:text-properties fo:font-size="11pt" fo:language="en" fo:country="US" fo:font-weight="bold" officeooo:paragraph-rsid="000da7fa" style:font-size-asian="9.60000038146973pt" style:font-weight-asian="bold" style:font-size-complex="11pt" style:font-weight-complex="bold"/>
    </style:style>
    <style:style style:name="P20" style:family="paragraph" style:parent-style-name="Text_20_body">
      <style:text-properties fo:font-size="11pt" fo:language="en" fo:country="US" fo:font-weight="bold" officeooo:paragraph-rsid="000da7fa" style:font-size-asian="9.60000038146973pt" style:font-weight-asian="bold" style:font-size-complex="11pt" style:font-weight-complex="bold"/>
    </style:style>
    <style:style style:name="P21" style:family="paragraph" style:parent-style-name="Text_20_body">
      <style:paragraph-properties style:snap-to-layout-grid="false">
        <style:tab-stops>
          <style:tab-stop style:position="2.8547in"/>
        </style:tab-stops>
      </style:paragraph-properties>
      <style:text-properties fo:font-size="11pt" fo:language="en" fo:country="US" fo:font-weight="bold" officeooo:paragraph-rsid="000f2d4e" style:font-size-asian="9.60000038146973pt" style:font-weight-asian="bold" style:font-size-complex="11pt" style:font-weight-complex="bold"/>
    </style:style>
    <style:style style:name="P22" style:family="paragraph" style:parent-style-name="Text_20_body">
      <style:paragraph-properties style:snap-to-layout-grid="false">
        <style:tab-stops>
          <style:tab-stop style:position="2.8547in"/>
        </style:tab-stops>
      </style:paragraph-properties>
      <style:text-properties fo:font-size="11pt" fo:language="en" fo:country="US" fo:font-weight="bold" officeooo:paragraph-rsid="00116389" style:font-size-asian="9.60000038146973pt" style:font-weight-asian="bold" style:font-size-complex="11pt" style:font-weight-complex="bold"/>
    </style:style>
    <style:style style:name="P23" style:family="paragraph" style:parent-style-name="Text_20_body">
      <style:paragraph-properties style:snap-to-layout-grid="false">
        <style:tab-stops>
          <style:tab-stop style:position="2.8547in"/>
        </style:tab-stops>
      </style:paragraph-properties>
      <style:text-properties fo:font-size="11pt" fo:language="en" fo:country="US" fo:font-weight="bold" officeooo:paragraph-rsid="001d9c5f" style:font-size-asian="9.60000038146973pt" style:font-weight-asian="bold" style:font-size-complex="11pt" style:font-weight-complex="bold"/>
    </style:style>
    <style:style style:name="P24" style:family="paragraph" style:parent-style-name="Text_20_body">
      <style:text-properties fo:language="en" fo:country="US" officeooo:rsid="00004f84" officeooo:paragraph-rsid="00004f84"/>
    </style:style>
    <style:style style:name="P25" style:family="paragraph" style:parent-style-name="Text_20_body">
      <style:text-properties fo:language="en" fo:country="US" officeooo:paragraph-rsid="00018acb"/>
    </style:style>
    <style:style style:name="P26" style:family="paragraph" style:parent-style-name="Text_20_body">
      <style:paragraph-properties style:snap-to-layout-grid="false">
        <style:tab-stops>
          <style:tab-stop style:position="2.8547in"/>
        </style:tab-stops>
      </style:paragraph-properties>
      <style:text-properties fo:language="en" fo:country="US" officeooo:paragraph-rsid="0009af94"/>
    </style:style>
    <style:style style:name="P27" style:family="paragraph" style:parent-style-name="Text_20_body">
      <style:paragraph-properties style:snap-to-layout-grid="false">
        <style:tab-stops>
          <style:tab-stop style:position="2.8547in"/>
        </style:tab-stops>
      </style:paragraph-properties>
      <style:text-properties fo:language="en" fo:country="US" officeooo:paragraph-rsid="000a915e"/>
    </style:style>
    <style:style style:name="P28" style:family="paragraph" style:parent-style-name="Text_20_body">
      <style:text-properties fo:font-size="12pt" fo:language="en" fo:country="US" officeooo:paragraph-rsid="0008f8c2" style:font-size-asian="12pt" style:font-size-complex="12pt"/>
    </style:style>
    <style:style style:name="P29" style:family="paragraph" style:parent-style-name="Heading_20_1">
      <style:text-properties fo:language="en" fo:country="US"/>
    </style:style>
    <style:style style:name="P30" style:family="paragraph" style:parent-style-name="Heading_20_3">
      <style:text-properties fo:font-size="16pt" fo:language="en" fo:country="US" officeooo:paragraph-rsid="0007d3b7" style:font-size-asian="16pt" style:font-size-complex="16pt"/>
    </style:style>
    <style:style style:name="P31" style:family="paragraph" style:parent-style-name="Heading_20_3">
      <style:text-properties fo:font-size="16pt" fo:language="en" fo:country="US" officeooo:rsid="000a915e" officeooo:paragraph-rsid="000a915e" style:font-size-asian="16pt" style:font-size-complex="16pt"/>
    </style:style>
    <style:style style:name="P32" style:family="paragraph" style:parent-style-name="Heading_20_3">
      <style:text-properties fo:language="en" fo:country="US" officeooo:paragraph-rsid="0007d3b7"/>
    </style:style>
    <style:style style:name="P33" style:family="paragraph" style:parent-style-name="Heading_20_2">
      <style:text-properties fo:language="en" fo:country="US"/>
    </style:style>
    <style:style style:name="P34" style:family="paragraph" style:parent-style-name="Heading_20_2">
      <style:text-properties fo:language="en" fo:country="US" officeooo:rsid="00018acb" officeooo:paragraph-rsid="00018acb"/>
    </style:style>
    <style:style style:name="P35" style:family="paragraph" style:parent-style-name="Standard">
      <style:paragraph-properties style:snap-to-layout-grid="false">
        <style:tab-stops>
          <style:tab-stop style:position="2.8547in"/>
        </style:tab-stops>
      </style:paragraph-properties>
      <style:text-properties fo:language="en" fo:country="US" officeooo:paragraph-rsid="001b8ed6"/>
    </style:style>
    <style:style style:name="P36" style:family="paragraph" style:parent-style-name="Standard">
      <style:paragraph-properties style:snap-to-layout-grid="false">
        <style:tab-stops>
          <style:tab-stop style:position="2.8547in"/>
        </style:tab-stops>
      </style:paragraph-properties>
      <style:text-properties fo:language="en" fo:country="US" officeooo:paragraph-rsid="0008f8c2"/>
    </style:style>
    <style:style style:name="P37" style:family="paragraph" style:parent-style-name="Standard">
      <style:paragraph-properties style:snap-to-layout-grid="false">
        <style:tab-stops>
          <style:tab-stop style:position="2.8547in"/>
        </style:tab-stops>
      </style:paragraph-properties>
      <style:text-properties fo:language="en" fo:country="US" officeooo:paragraph-rsid="0009af94"/>
    </style:style>
    <style:style style:name="P38" style:family="paragraph" style:parent-style-name="Standard">
      <style:paragraph-properties style:snap-to-layout-grid="false">
        <style:tab-stops>
          <style:tab-stop style:position="2.8547in"/>
        </style:tab-stops>
      </style:paragraph-properties>
      <style:text-properties fo:language="en" fo:country="US" officeooo:paragraph-rsid="000d028c"/>
    </style:style>
    <style:style style:name="P39" style:family="paragraph" style:parent-style-name="Standard">
      <style:paragraph-properties style:snap-to-layout-grid="false">
        <style:tab-stops>
          <style:tab-stop style:position="2.8547in"/>
        </style:tab-stops>
      </style:paragraph-properties>
      <style:text-properties fo:language="en" fo:country="US" officeooo:paragraph-rsid="000c7878"/>
    </style:style>
    <style:style style:name="P40" style:family="paragraph" style:parent-style-name="Standard">
      <style:paragraph-properties style:snap-to-layout-grid="false">
        <style:tab-stops>
          <style:tab-stop style:position="2.8547in"/>
        </style:tab-stops>
      </style:paragraph-properties>
      <style:text-properties fo:language="en" fo:country="US" officeooo:paragraph-rsid="000da7fa"/>
    </style:style>
    <style:style style:name="P41" style:family="paragraph" style:parent-style-name="Standard">
      <style:paragraph-properties style:snap-to-layout-grid="false">
        <style:tab-stops>
          <style:tab-stop style:position="2.8547in"/>
        </style:tab-stops>
      </style:paragraph-properties>
      <style:text-properties fo:language="en" fo:country="US" officeooo:paragraph-rsid="000f2d4e"/>
    </style:style>
    <style:style style:name="P42" style:family="paragraph" style:parent-style-name="Standard">
      <style:text-properties fo:language="en" fo:country="US" officeooo:paragraph-rsid="00017fb0"/>
    </style:style>
    <style:style style:name="P43" style:family="paragraph" style:parent-style-name="Standard">
      <style:text-properties fo:language="en" fo:country="US" officeooo:rsid="00017fb0" officeooo:paragraph-rsid="00017fb0"/>
    </style:style>
    <style:style style:name="P44" style:family="paragraph" style:parent-style-name="Standard">
      <style:text-properties fo:language="en" fo:country="US" officeooo:paragraph-rsid="000c7878"/>
    </style:style>
    <style:style style:name="P45" style:family="paragraph" style:parent-style-name="Standard">
      <style:text-properties fo:language="en" fo:country="US" officeooo:paragraph-rsid="001d9c5f"/>
    </style:style>
    <style:style style:name="P46" style:family="paragraph" style:parent-style-name="Standard">
      <style:text-properties fo:font-size="12pt" fo:language="en" fo:country="US" officeooo:rsid="00018acb" style:font-size-asian="12pt" style:font-size-complex="12pt"/>
    </style:style>
    <style:style style:name="P47" style:family="paragraph" style:parent-style-name="Standard">
      <style:text-properties fo:font-size="12pt" fo:language="en" fo:country="US" officeooo:rsid="00018acb" officeooo:paragraph-rsid="001d9c5f" style:font-size-asian="12pt" style:font-size-complex="12pt"/>
    </style:style>
    <style:style style:name="P48" style:family="paragraph" style:parent-style-name="Standard">
      <style:paragraph-properties style:snap-to-layout-grid="false">
        <style:tab-stops>
          <style:tab-stop style:position="2.8547in"/>
        </style:tab-stops>
      </style:paragraph-properties>
      <style:text-properties fo:font-size="11pt" fo:language="en" fo:country="US" fo:font-weight="bold" officeooo:paragraph-rsid="001403af" style:font-size-asian="9.60000038146973pt" style:font-weight-asian="bold" style:font-size-complex="11pt" style:font-weight-complex="bold"/>
    </style:style>
    <style:style style:name="P49" style:family="paragraph" style:parent-style-name="Heading_20_4">
      <style:text-properties style:font-name="Times1" fo:font-size="11pt" fo:language="en" fo:country="US" officeooo:rsid="0008f8c2" officeooo:paragraph-rsid="0008f8c2" style:font-size-asian="11pt" style:language-asian="en" style:country-asian="US" style:font-name-complex="Times1" style:language-complex="en" style:country-complex="US"/>
    </style:style>
    <style:style style:name="P50" style:family="paragraph" style:parent-style-name="Heading_20_4">
      <style:text-properties style:font-name="Times1" fo:font-size="11pt" fo:language="en" fo:country="US" officeooo:rsid="0008f8c2" officeooo:paragraph-rsid="0009af94" style:font-size-asian="11pt" style:language-asian="en" style:country-asian="US" style:font-name-complex="Times1" style:language-complex="en" style:country-complex="US"/>
    </style:style>
    <style:style style:name="P51" style:family="paragraph" style:parent-style-name="Heading_20_4">
      <style:text-properties style:font-name="Times1" fo:font-size="11pt" fo:language="en" fo:country="US" officeooo:rsid="0008f8c2" officeooo:paragraph-rsid="000a915e" style:font-size-asian="11pt" style:language-asian="en" style:country-asian="US" style:font-name-complex="Times1" style:language-complex="en" style:country-complex="US"/>
    </style:style>
    <style:style style:name="P52" style:family="paragraph" style:parent-style-name="Heading_20_4">
      <style:text-properties style:font-name="Times1" fo:font-size="11pt" fo:language="en" fo:country="US" officeooo:rsid="0008f8c2" officeooo:paragraph-rsid="000f2d4e" style:font-size-asian="11pt" style:language-asian="en" style:country-asian="US" style:font-name-complex="Times1" style:language-complex="en" style:country-complex="US"/>
    </style:style>
    <style:style style:name="P53" style:family="paragraph" style:parent-style-name="Heading_20_4">
      <style:text-properties fo:language="en" fo:country="US" officeooo:paragraph-rsid="001d0f5c"/>
    </style:style>
    <style:style style:name="T1" style:family="text">
      <style:text-properties fo:font-weight="bold" officeooo:rsid="00017fb0" style:font-weight-asian="bold" style:font-weight-complex="bold"/>
    </style:style>
    <style:style style:name="T2" style:family="text">
      <style:text-properties fo:font-weight="bold" officeooo:rsid="00018acb" style:font-weight-asian="bold" style:font-weight-complex="bold"/>
    </style:style>
    <style:style style:name="T3" style:family="text">
      <style:text-properties fo:font-weight="bold" officeooo:rsid="0008f8c2" style:font-weight-asian="bold" style:font-weight-complex="bold"/>
    </style:style>
    <style:style style:name="T4" style:family="text">
      <style:text-properties fo:font-weight="bold" officeooo:rsid="001403af" style:font-weight-asian="bold" style:font-weight-complex="bold"/>
    </style:style>
    <style:style style:name="T5" style:family="text">
      <style:text-properties fo:font-weight="bold" officeooo:rsid="001d0f5c" style:font-weight-asian="bold" style:font-weight-complex="bold"/>
    </style:style>
    <style:style style:name="T6" style:family="text">
      <style:text-properties fo:font-weight="bold" officeooo:rsid="001d9c5f" style:font-weight-asian="bold" style:font-weight-complex="bold"/>
    </style:style>
    <style:style style:name="T7" style:family="text">
      <style:text-properties officeooo:rsid="00004f84"/>
    </style:style>
    <style:style style:name="T8" style:family="text">
      <style:text-properties officeooo:rsid="00017fb0"/>
    </style:style>
    <style:style style:name="T9" style:family="text">
      <style:text-properties fo:font-weight="normal" style:font-weight-asian="normal" style:font-weight-complex="normal"/>
    </style:style>
    <style:style style:name="T10" style:family="text">
      <style:text-properties fo:font-weight="normal" officeooo:rsid="00017fb0" style:font-weight-asian="normal" style:font-weight-complex="normal"/>
    </style:style>
    <style:style style:name="T11" style:family="text">
      <style:text-properties fo:font-weight="normal" officeooo:rsid="00018acb" style:font-weight-asian="normal" style:font-weight-complex="normal"/>
    </style:style>
    <style:style style:name="T12" style:family="text">
      <style:text-properties fo:font-weight="normal" officeooo:rsid="00027dbf" style:font-weight-asian="normal" style:font-weight-complex="normal"/>
    </style:style>
    <style:style style:name="T13" style:family="text">
      <style:text-properties fo:font-weight="normal" officeooo:rsid="0008f8c2" style:font-weight-asian="normal" style:font-weight-complex="normal"/>
    </style:style>
    <style:style style:name="T14" style:family="text">
      <style:text-properties fo:font-weight="normal" officeooo:rsid="000411bd" style:font-weight-asian="normal" style:font-weight-complex="normal"/>
    </style:style>
    <style:style style:name="T15" style:family="text">
      <style:text-properties fo:font-weight="normal" officeooo:rsid="00194af2" style:font-weight-asian="normal" style:font-weight-complex="normal"/>
    </style:style>
    <style:style style:name="T16" style:family="text">
      <style:text-properties fo:font-weight="normal" officeooo:rsid="001d0f5c" style:font-weight-asian="normal" style:font-weight-complex="normal"/>
    </style:style>
    <style:style style:name="T17" style:family="text">
      <style:text-properties fo:font-weight="normal" officeooo:rsid="001d9c5f" style:font-weight-asian="normal" style:font-weight-complex="normal"/>
    </style:style>
    <style:style style:name="T18" style:family="text">
      <style:text-properties officeooo:rsid="00018acb"/>
    </style:style>
    <style:style style:name="T19" style:family="text">
      <style:text-properties officeooo:rsid="00027dbf"/>
    </style:style>
    <style:style style:name="T20" style:family="text">
      <style:text-properties officeooo:rsid="000411bd"/>
    </style:style>
    <style:style style:name="T21" style:family="text">
      <style:text-properties officeooo:rsid="0007d3b7"/>
    </style:style>
    <style:style style:name="T22" style:family="text">
      <style:text-properties fo:font-size="16pt" officeooo:rsid="0007d3b7" style:font-size-asian="16pt" style:font-size-complex="16pt"/>
    </style:style>
    <style:style style:name="T23" style:family="text">
      <style:text-properties fo:font-size="16pt" officeooo:rsid="000a915e" style:font-size-asian="16pt" style:font-size-complex="16pt"/>
    </style:style>
    <style:style style:name="T24" style:family="text">
      <style:text-properties fo:font-size="16pt" officeooo:rsid="001d9c5f" style:font-size-asian="16pt" style:font-size-complex="16pt"/>
    </style:style>
    <style:style style:name="T25" style:family="text">
      <style:text-properties fo:font-size="16pt" officeooo:rsid="0020731d" style:font-size-asian="16pt" style:font-size-complex="16pt"/>
    </style:style>
    <style:style style:name="T26" style:family="text">
      <style:text-properties style:font-name="Times1" fo:font-size="11pt" fo:language="en" fo:country="US" officeooo:rsid="0008f8c2" style:font-size-asian="11pt" style:language-asian="en" style:country-asian="US" style:font-name-complex="Times1" style:language-complex="en" style:country-complex="US"/>
    </style:style>
    <style:style style:name="T27" style:family="text">
      <style:text-properties style:font-name="Times1" fo:font-size="11pt" fo:font-weight="normal" officeooo:rsid="000da7fa" style:font-size-asian="11pt" style:language-asian="en" style:country-asian="US" style:font-weight-asian="normal" style:font-name-complex="Times1" style:font-size-complex="12pt" style:language-complex="en" style:country-complex="US" style:font-weight-complex="normal"/>
    </style:style>
    <style:style style:name="T28" style:family="text">
      <style:text-properties style:font-name="Times1" fo:font-size="11pt" fo:font-weight="normal" officeooo:rsid="000f2d4e" style:font-size-asian="11pt" style:language-asian="en" style:country-asian="US" style:font-weight-asian="normal" style:font-name-complex="Times1" style:font-size-complex="12pt" style:language-complex="en" style:country-complex="US" style:font-weight-complex="normal"/>
    </style:style>
    <style:style style:name="T29" style:family="text">
      <style:text-properties style:font-name="Times1" fo:font-size="11pt" fo:font-weight="normal" officeooo:rsid="001b8ed6" style:font-size-asian="11pt" style:language-asian="en" style:country-asian="US" style:font-weight-asian="normal" style:font-name-complex="Times1" style:font-size-complex="12pt" style:language-complex="en" style:country-complex="US" style:font-weight-complex="normal"/>
    </style:style>
    <style:style style:name="T30" style:family="text">
      <style:text-properties style:font-name="Times1" fo:font-size="11pt" fo:font-weight="normal" officeooo:rsid="0009af94" style:font-size-asian="11pt" style:language-asian="en" style:country-asian="US" style:font-weight-asian="normal" style:font-name-complex="Times1" style:font-size-complex="12pt" style:language-complex="en" style:country-complex="US" style:font-weight-complex="normal"/>
    </style:style>
    <style:style style:name="T31" style:family="text">
      <style:text-properties style:font-name="Times1" fo:font-size="11pt" fo:font-weight="normal" officeooo:rsid="000a915e" style:font-size-asian="11pt" style:language-asian="en" style:country-asian="US" style:font-weight-asian="normal" style:font-name-complex="Times1" style:font-size-complex="12pt" style:language-complex="en" style:country-complex="US" style:font-weight-complex="normal"/>
    </style:style>
    <style:style style:name="T32" style:family="text">
      <style:text-properties style:font-name="Times1" fo:font-size="11pt" fo:font-weight="normal" officeooo:rsid="000c7878" style:font-size-asian="11pt" style:language-asian="en" style:country-asian="US" style:font-weight-asian="normal" style:font-name-complex="Times1" style:font-size-complex="12pt" style:language-complex="en" style:country-complex="US" style:font-weight-complex="normal"/>
    </style:style>
    <style:style style:name="T33" style:family="text">
      <style:text-properties style:font-name="Times1" fo:font-size="11pt" fo:font-weight="normal" officeooo:rsid="000d028c" style:font-size-asian="11pt" style:language-asian="en" style:country-asian="US" style:font-weight-asian="normal" style:font-name-complex="Times1" style:font-size-complex="12pt" style:language-complex="en" style:country-complex="US" style:font-weight-complex="normal"/>
    </style:style>
    <style:style style:name="T34" style:family="text">
      <style:text-properties style:font-name="Times1" fo:font-size="11pt" style:font-size-asian="11pt" style:language-asian="en" style:country-asian="US" style:font-name-complex="Times1" style:language-complex="en" style:country-complex="US"/>
    </style:style>
    <style:style style:name="T35" style:family="text">
      <style:text-properties style:font-name="Times1" fo:font-size="11pt" officeooo:rsid="0008f8c2" style:font-size-asian="11pt" style:language-asian="en" style:country-asian="US" style:font-name-complex="Times1" style:language-complex="en" style:country-complex="US"/>
    </style:style>
    <style:style style:name="T36" style:family="text">
      <style:text-properties style:font-name="Times1" fo:font-size="11pt" officeooo:rsid="0009af94" style:font-size-asian="11pt" style:language-asian="en" style:country-asian="US" style:font-name-complex="Times1" style:language-complex="en" style:country-complex="US"/>
    </style:style>
    <style:style style:name="T37" style:family="text">
      <style:text-properties style:font-name="Times1" fo:font-size="11pt" officeooo:rsid="000c7878" style:font-size-asian="11pt" style:language-asian="en" style:country-asian="US" style:font-name-complex="Times1" style:language-complex="en" style:country-complex="US"/>
    </style:style>
    <style:style style:name="T38" style:family="text">
      <style:text-properties style:font-name="Times1" fo:font-size="11pt" officeooo:rsid="000da7fa" style:font-size-asian="11pt" style:language-asian="en" style:country-asian="US" style:font-name-complex="Times1" style:language-complex="en" style:country-complex="US"/>
    </style:style>
    <style:style style:name="T39" style:family="text">
      <style:text-properties style:font-name="Times1" fo:font-size="11pt" officeooo:rsid="000fd8e4" style:font-size-asian="11pt" style:language-asian="en" style:country-asian="US" style:font-name-complex="Times1" style:language-complex="en" style:country-complex="US"/>
    </style:style>
    <style:style style:name="T40" style:family="text">
      <style:text-properties style:font-name="Times1" fo:font-size="11pt" officeooo:rsid="001b8ed6" style:font-size-asian="11pt" style:language-asian="en" style:country-asian="US" style:font-name-complex="Times1" style:language-complex="en" style:country-complex="US"/>
    </style:style>
    <style:style style:name="T41" style:family="text">
      <style:text-properties style:font-name="Times1" fo:font-size="11pt" officeooo:rsid="001d9c5f" style:font-size-asian="11pt" style:language-asian="en" style:country-asian="US" style:font-name-complex="Times1" style:language-complex="en" style:country-complex="US"/>
    </style:style>
    <style:style style:name="T42" style:family="text">
      <style:text-properties style:font-name="Times1" fo:font-size="11pt" style:text-underline-style="solid" style:text-underline-width="auto" style:text-underline-color="font-color" style:font-size-asian="11pt" style:language-asian="en" style:country-asian="US" style:font-name-complex="Times1" style:language-complex="en" style:country-complex="US"/>
    </style:style>
    <style:style style:name="T43" style:family="text">
      <style:text-properties style:font-name="Times1" fo:font-size="12pt" fo:language="en" fo:country="US" fo:font-weight="normal" officeooo:rsid="000411bd" style:font-size-asian="12pt" style:language-asian="en" style:country-asian="US" style:font-weight-asian="normal" style:font-name-complex="Times1" style:font-size-complex="12pt" style:language-complex="en" style:country-complex="US" style:font-weight-complex="normal"/>
    </style:style>
    <style:style style:name="T44" style:family="text">
      <style:text-properties style:font-name="Times1" fo:font-size="12pt" fo:language="en" fo:country="US" fo:font-weight="normal" officeooo:rsid="0008f8c2" style:font-size-asian="12pt" style:language-asian="en" style:country-asian="US" style:font-weight-asian="normal" style:font-name-complex="Times1" style:font-size-complex="12pt" style:language-complex="en" style:country-complex="US" style:font-weight-complex="normal"/>
    </style:style>
    <style:style style:name="T45" style:family="text">
      <style:text-properties style:font-name="Times1" fo:font-size="12pt" fo:language="en" fo:country="US" fo:font-weight="normal" officeooo:rsid="0009af94" style:font-size-asian="12pt" style:language-asian="en" style:country-asian="US" style:font-weight-asian="normal" style:font-name-complex="Times1" style:font-size-complex="12pt" style:language-complex="en" style:country-complex="US" style:font-weight-complex="normal"/>
    </style:style>
    <style:style style:name="T46" style:family="text">
      <style:text-properties style:font-name="Times1" fo:font-size="12pt" fo:language="en" fo:country="US" fo:font-weight="normal" officeooo:rsid="0019c60e" style:font-size-asian="12pt" style:language-asian="en" style:country-asian="US" style:font-weight-asian="normal" style:font-name-complex="Times1" style:font-size-complex="12pt" style:language-complex="en" style:country-complex="US" style:font-weight-complex="normal"/>
    </style:style>
    <style:style style:name="T47" style:family="text">
      <style:text-properties style:font-name="Times1" fo:font-size="12pt" fo:language="en" fo:country="US" fo:font-weight="normal" officeooo:rsid="001f5ea5" style:font-size-asian="12pt" style:language-asian="en" style:country-asian="US" style:font-weight-asian="normal" style:font-name-complex="Times1" style:font-size-complex="12pt" style:language-complex="en" style:country-complex="US" style:font-weight-complex="normal"/>
    </style:style>
    <style:style style:name="T48" style:family="text">
      <style:text-properties style:font-name="Times1" fo:font-size="12pt" fo:font-weight="normal" officeooo:rsid="000411bd" style:font-size-asian="12pt" style:language-asian="en" style:country-asian="US" style:font-weight-asian="normal" style:font-name-complex="Times1" style:font-size-complex="12pt" style:language-complex="en" style:country-complex="US" style:font-weight-complex="normal"/>
    </style:style>
    <style:style style:name="T49" style:family="text">
      <style:text-properties style:font-name="Times1" fo:font-size="12pt" fo:font-weight="normal" officeooo:rsid="0008f8c2" style:font-size-asian="12pt" style:language-asian="en" style:country-asian="US" style:font-weight-asian="normal" style:font-name-complex="Times1" style:font-size-complex="12pt" style:language-complex="en" style:country-complex="US" style:font-weight-complex="normal"/>
    </style:style>
    <style:style style:name="T50" style:family="text">
      <style:text-properties style:font-name="Times1" fo:font-size="12pt" fo:font-weight="normal" officeooo:rsid="0009af94" style:font-size-asian="12pt" style:language-asian="en" style:country-asian="US" style:font-weight-asian="normal" style:font-name-complex="Times1" style:font-size-complex="12pt" style:language-complex="en" style:country-complex="US" style:font-weight-complex="normal"/>
    </style:style>
    <style:style style:name="T51" style:family="text">
      <style:text-properties style:font-name="Times1" fo:font-size="12pt" fo:font-weight="normal" officeooo:rsid="000c7878" style:font-size-asian="12pt" style:language-asian="en" style:country-asian="US" style:font-weight-asian="normal" style:font-name-complex="Times1" style:font-size-complex="12pt" style:language-complex="en" style:country-complex="US" style:font-weight-complex="normal"/>
    </style:style>
    <style:style style:name="T52" style:family="text">
      <style:text-properties style:font-name="Times1" fo:font-size="12pt" fo:font-weight="normal" officeooo:rsid="000a915e" style:font-size-asian="12pt" style:language-asian="en" style:country-asian="US" style:font-weight-asian="normal" style:font-name-complex="Times1" style:font-size-complex="12pt" style:language-complex="en" style:country-complex="US" style:font-weight-complex="normal"/>
    </style:style>
    <style:style style:name="T53" style:family="text">
      <style:text-properties style:font-name="Times1" fo:font-size="12pt" fo:font-weight="normal" officeooo:rsid="0019cc64" style:font-size-asian="12pt" style:language-asian="en" style:country-asian="US" style:font-weight-asian="normal" style:font-name-complex="Times1" style:font-size-complex="12pt" style:language-complex="en" style:country-complex="US" style:font-weight-complex="normal"/>
    </style:style>
    <style:style style:name="T54" style:family="text">
      <style:text-properties style:font-name="Times1" fo:font-size="12pt" fo:font-weight="normal" officeooo:rsid="000da7fa" style:font-size-asian="12pt" style:language-asian="en" style:country-asian="US" style:font-weight-asian="normal" style:font-name-complex="Times1" style:font-size-complex="12pt" style:language-complex="en" style:country-complex="US" style:font-weight-complex="normal"/>
    </style:style>
    <style:style style:name="T55" style:family="text">
      <style:text-properties style:font-name="Times1" fo:font-size="12pt" fo:font-weight="normal" officeooo:rsid="001b8ed6" style:font-size-asian="12pt" style:language-asian="en" style:country-asian="US" style:font-weight-asian="normal" style:font-name-complex="Times1" style:font-size-complex="12pt" style:language-complex="en" style:country-complex="US" style:font-weight-complex="normal"/>
    </style:style>
    <style:style style:name="T56" style:family="text">
      <style:text-properties style:font-name="Times1" fo:font-size="12pt" fo:font-weight="bold" officeooo:rsid="0009af94" style:font-size-asian="12pt" style:language-asian="en" style:country-asian="US" style:font-weight-asian="bold" style:font-name-complex="Times1" style:font-size-complex="12pt" style:language-complex="en" style:country-complex="US" style:font-weight-complex="bold"/>
    </style:style>
    <style:style style:name="T57" style:family="text">
      <style:text-properties style:font-name="Times1" fo:font-size="12pt" officeooo:rsid="000da7fa" style:font-size-asian="12pt" style:language-asian="en" style:country-asian="US" style:font-name-complex="Times1" style:font-size-complex="12pt" style:language-complex="en" style:country-complex="US"/>
    </style:style>
    <style:style style:name="T58" style:family="text">
      <style:text-properties style:font-name="Times1" fo:font-size="12pt" style:text-underline-style="none" fo:font-weight="normal" officeooo:rsid="000f2d4e" style:font-size-asian="12pt" style:language-asian="en" style:country-asian="US" style:font-weight-asian="normal" style:font-name-complex="Times1" style:font-size-complex="12pt" style:language-complex="en" style:country-complex="US" style:font-weight-complex="normal"/>
    </style:style>
    <style:style style:name="T59" style:family="text">
      <style:text-properties style:font-name="Times1" fo:font-size="12pt" style:text-underline-style="none" fo:font-weight="normal" officeooo:rsid="000411bd" style:font-size-asian="12pt" style:language-asian="en" style:country-asian="US" style:font-weight-asian="normal" style:font-name-complex="Times1" style:font-size-complex="12pt" style:language-complex="en" style:country-complex="US" style:font-weight-complex="normal"/>
    </style:style>
    <style:style style:name="T60" style:family="text">
      <style:text-properties style:font-name="Times1" fo:font-size="12pt" style:text-underline-style="none" fo:font-weight="normal" officeooo:rsid="001b8ed6" style:font-size-asian="12pt" style:language-asian="en" style:country-asian="US" style:font-weight-asian="normal" style:font-name-complex="Times1" style:font-size-complex="12pt" style:language-complex="en" style:country-complex="US" style:font-weight-complex="normal"/>
    </style:style>
    <style:style style:name="T61" style:family="text">
      <style:text-properties style:font-name="Times1" fo:font-size="12pt" style:text-underline-style="none" fo:font-weight="normal" officeooo:rsid="00116389" style:font-size-asian="12pt" style:language-asian="en" style:country-asian="US" style:font-weight-asian="normal" style:font-name-complex="Times1" style:font-size-complex="12pt" style:language-complex="en" style:country-complex="US" style:font-weight-complex="normal"/>
    </style:style>
    <style:style style:name="T62" style:family="text">
      <style:text-properties style:font-name="Times1" fo:font-size="12pt" style:text-underline-style="none" fo:font-weight="normal" officeooo:rsid="00144cd9" style:font-size-asian="12pt" style:language-asian="en" style:country-asian="US" style:font-weight-asian="normal" style:font-name-complex="Times1" style:font-size-complex="12pt" style:language-complex="en" style:country-complex="US" style:font-weight-complex="normal"/>
    </style:style>
    <style:style style:name="T63" style:family="text">
      <style:text-properties style:font-name="Times1" fo:font-size="12pt" style:text-underline-style="none" fo:font-weight="normal" officeooo:rsid="001403af" style:font-size-asian="12pt" style:language-asian="en" style:country-asian="US" style:font-weight-asian="normal" style:font-name-complex="Times1" style:font-size-complex="12pt" style:language-complex="en" style:country-complex="US" style:font-weight-complex="normal"/>
    </style:style>
    <style:style style:name="T64" style:family="text">
      <style:text-properties style:font-name="Times1" fo:font-size="12pt" style:text-underline-style="none" fo:font-weight="normal" officeooo:rsid="001d9c5f" style:font-size-asian="12pt" style:language-asian="en" style:country-asian="US" style:font-weight-asian="normal" style:font-name-complex="Times1" style:font-size-complex="12pt" style:language-complex="en" style:country-complex="US" style:font-weight-complex="normal"/>
    </style:style>
    <style:style style:name="T65" style:family="text">
      <style:text-properties style:font-name="Times1" fo:font-size="12pt" style:text-underline-style="solid" style:text-underline-width="auto" style:text-underline-color="font-color" fo:font-weight="normal" officeooo:rsid="000411bd" style:font-size-asian="12pt" style:language-asian="en" style:country-asian="US" style:font-weight-asian="normal" style:font-name-complex="Times1" style:font-size-complex="12pt" style:language-complex="en" style:country-complex="US" style:font-weight-complex="normal"/>
    </style:style>
    <style:style style:name="T66" style:family="text">
      <style:text-properties style:font-name="Times1" fo:font-size="12pt" style:text-underline-style="solid" style:text-underline-width="auto" style:text-underline-color="font-color" fo:font-weight="normal" officeooo:rsid="001d9c5f" style:font-size-asian="12pt" style:language-asian="en" style:country-asian="US" style:font-weight-asian="normal" style:font-name-complex="Times1" style:font-size-complex="12pt" style:language-complex="en" style:country-complex="US" style:font-weight-complex="normal"/>
    </style:style>
    <style:style style:name="T67" style:family="text">
      <style:text-properties style:font-name="Times1" fo:font-weight="normal" officeooo:rsid="000c7878" style:font-size-asian="11pt" style:language-asian="en" style:country-asian="US" style:font-weight-asian="normal" style:font-name-complex="Times1" style:font-size-complex="12pt" style:language-complex="en" style:country-complex="US" style:font-weight-complex="normal"/>
    </style:style>
    <style:style style:name="T68" style:family="text">
      <style:text-properties style:font-name="Times1" fo:font-weight="normal" officeooo:rsid="000da7fa" style:font-size-asian="11pt" style:language-asian="en" style:country-asian="US" style:font-weight-asian="normal" style:font-name-complex="Times1" style:font-size-complex="12pt" style:language-complex="en" style:country-complex="US" style:font-weight-complex="normal"/>
    </style:style>
    <style:style style:name="T69" style:family="text">
      <style:text-properties style:font-name="Times1" fo:font-weight="normal" officeooo:rsid="0019cc64" style:font-size-asian="11pt" style:language-asian="en" style:country-asian="US" style:font-weight-asian="normal" style:font-name-complex="Times1" style:font-size-complex="12pt" style:language-complex="en" style:country-complex="US" style:font-weight-complex="normal"/>
    </style:style>
    <style:style style:name="T70" style:family="text">
      <style:text-properties style:font-name="Times1" fo:font-weight="bold" officeooo:rsid="0019cc64" style:font-size-asian="11pt" style:language-asian="en" style:country-asian="US" style:font-weight-asian="bold" style:font-name-complex="Times1" style:font-size-complex="12pt" style:language-complex="en" style:country-complex="US" style:font-weight-complex="bold"/>
    </style:style>
    <style:style style:name="T71" style:family="text">
      <style:text-properties style:font-name="Times1" fo:font-weight="bold" officeooo:rsid="000da7fa" style:font-size-asian="11pt" style:language-asian="en" style:country-asian="US" style:font-weight-asian="bold" style:font-name-complex="Times1" style:font-size-complex="12pt" style:language-complex="en" style:country-complex="US" style:font-weight-complex="bold"/>
    </style:style>
    <style:style style:name="T72" style:family="text">
      <style:text-properties style:font-name="Times1" officeooo:rsid="000da7fa" style:font-size-asian="11pt" style:language-asian="en" style:country-asian="US" style:font-name-complex="Times1" style:font-size-complex="12pt" style:language-complex="en" style:country-complex="US"/>
    </style:style>
    <style:style style:name="T73" style:family="text">
      <style:text-properties style:font-name="Times1" style:text-underline-style="none" fo:font-weight="normal" officeooo:rsid="000c7878" style:font-size-asian="11pt" style:language-asian="en" style:country-asian="US" style:font-weight-asian="normal" style:font-name-complex="Times1" style:font-size-complex="12pt" style:language-complex="en" style:country-complex="US" style:font-weight-complex="normal"/>
    </style:style>
    <style:style style:name="T74" style:family="text">
      <style:text-properties style:font-name="Times1" style:text-underline-style="none" fo:font-weight="normal" officeooo:rsid="000f2d4e" style:font-size-asian="11pt" style:language-asian="en" style:country-asian="US" style:font-weight-asian="normal" style:font-name-complex="Times1" style:font-size-complex="12pt" style:language-complex="en" style:country-complex="US" style:font-weight-complex="normal"/>
    </style:style>
    <style:style style:name="T75" style:family="text">
      <style:text-properties style:font-name="Times1" style:text-underline-style="none" fo:font-weight="normal" officeooo:rsid="000fd8e4" style:font-size-asian="11pt" style:language-asian="en" style:country-asian="US" style:font-weight-asian="normal" style:font-name-complex="Times1" style:font-size-complex="12pt" style:language-complex="en" style:country-complex="US" style:font-weight-complex="normal"/>
    </style:style>
    <style:style style:name="T76" style:family="text">
      <style:text-properties style:font-name="Times1" style:text-underline-style="none" fo:font-weight="normal" officeooo:rsid="00116389" style:font-size-asian="11pt" style:language-asian="en" style:country-asian="US" style:font-weight-asian="normal" style:font-name-complex="Times1" style:font-size-complex="12pt" style:language-complex="en" style:country-complex="US" style:font-weight-complex="normal"/>
    </style:style>
    <style:style style:name="T77" style:family="text">
      <style:text-properties style:font-name="Times1" style:text-underline-style="none" fo:font-weight="normal" officeooo:rsid="001403af" style:font-size-asian="11pt" style:language-asian="en" style:country-asian="US" style:font-weight-asian="normal" style:font-name-complex="Times1" style:font-size-complex="12pt" style:language-complex="en" style:country-complex="US" style:font-weight-complex="normal"/>
    </style:style>
    <style:style style:name="T78" style:family="text">
      <style:text-properties officeooo:rsid="0008f8c2"/>
    </style:style>
    <style:style style:name="T79" style:family="text">
      <style:text-properties style:text-position="super 58%"/>
    </style:style>
    <style:style style:name="T80" style:family="text">
      <style:text-properties officeooo:rsid="000a915e"/>
    </style:style>
    <style:style style:name="T81" style:family="text">
      <style:text-properties officeooo:rsid="000c7878"/>
    </style:style>
    <style:style style:name="T82" style:family="text">
      <style:text-properties officeooo:rsid="000da7fa"/>
    </style:style>
    <style:style style:name="T83" style:family="text">
      <style:text-properties officeooo:rsid="00116389"/>
    </style:style>
    <style:style style:name="T84" style:family="text">
      <style:text-properties fo:font-style="italic" fo:font-weight="bold" officeooo:rsid="00116389" style:font-style-asian="italic" style:font-weight-asian="bold" style:font-style-complex="italic" style:font-weight-complex="bold"/>
    </style:style>
    <style:style style:name="T85" style:family="text">
      <style:text-properties fo:font-style="normal" fo:font-weight="normal" officeooo:rsid="00116389" style:font-style-asian="normal" style:font-weight-asian="normal" style:font-style-complex="normal" style:font-weight-complex="normal"/>
    </style:style>
    <style:style style:name="T86" style:family="text">
      <style:text-properties fo:font-style="normal" fo:font-weight="normal" officeooo:rsid="001d9c5f" style:font-style-asian="normal" style:font-weight-asian="normal" style:font-style-complex="normal" style:font-weight-complex="normal"/>
    </style:style>
    <style:style style:name="T87" style:family="text">
      <style:text-properties fo:font-style="normal" fo:font-weight="bold" officeooo:rsid="00116389" style:font-style-asian="normal" style:font-weight-asian="bold" style:font-style-complex="normal" style:font-weight-complex="bold"/>
    </style:style>
    <style:style style:name="T88" style:family="text">
      <style:text-properties officeooo:rsid="001403af"/>
    </style:style>
    <style:style style:name="T89" style:family="text">
      <style:text-properties fo:font-size="11pt" officeooo:rsid="000c7878" style:font-size-asian="11pt"/>
    </style:style>
    <style:style style:name="T90" style:family="text">
      <style:text-properties style:text-underline-style="solid" style:text-underline-width="auto" style:text-underline-color="font-color" officeooo:rsid="000411bd"/>
    </style:style>
    <style:style style:name="T91" style:family="text">
      <style:text-properties officeooo:rsid="00144cd9"/>
    </style:style>
    <style:style style:name="T92" style:family="text">
      <style:text-properties officeooo:rsid="0014f552"/>
    </style:style>
    <style:style style:name="T93" style:family="text">
      <style:text-properties officeooo:rsid="00164d01"/>
    </style:style>
    <style:style style:name="T94" style:family="text">
      <style:text-properties officeooo:rsid="00182b95"/>
    </style:style>
    <style:style style:name="T95" style:family="text">
      <style:text-properties officeooo:rsid="00194af2"/>
    </style:style>
    <style:style style:name="T96" style:family="text">
      <style:text-properties officeooo:rsid="001d0f5c"/>
    </style:style>
    <style:style style:name="T97" style:family="text">
      <style:text-properties fo:language="en" fo:country="US"/>
    </style:style>
    <style:style style:name="T98" style:family="text">
      <style:text-properties fo:language="en" fo:country="US" officeooo:rsid="00004f84"/>
    </style:style>
    <style:style style:name="T99" style:family="text">
      <style:text-properties fo:language="en" fo:country="US" officeooo:rsid="00017fb0"/>
    </style:style>
    <style:style style:name="T100" style:family="text">
      <style:text-properties fo:language="en" fo:country="US" officeooo:rsid="000411bd"/>
    </style:style>
    <style:style style:name="T101" style:family="text">
      <style:text-properties fo:language="en" fo:country="US" officeooo:rsid="00018acb"/>
    </style:style>
    <style:style style:name="T102" style:family="text">
      <style:text-properties fo:language="en" fo:country="US" officeooo:rsid="0003915c"/>
    </style:style>
    <style:style style:name="T103" style:family="text">
      <style:text-properties fo:language="en" fo:country="US" fo:font-weight="bold" officeooo:rsid="000411bd" style:font-weight-asian="bold" style:font-weight-complex="bold"/>
    </style:style>
    <style:style style:name="T104" style:family="text">
      <style:text-properties fo:language="en" fo:country="US" fo:font-weight="bold" officeooo:rsid="00017fb0" style:font-weight-asian="bold" style:font-weight-complex="bold"/>
    </style:style>
    <style:style style:name="T105" style:family="text">
      <style:text-properties fo:language="en" fo:country="US" fo:font-weight="bold" officeooo:rsid="0006588c" style:font-weight-asian="bold" style:font-weight-complex="bold"/>
    </style:style>
    <style:style style:name="T106" style:family="text">
      <style:text-properties fo:language="en" fo:country="US" fo:font-weight="bold" officeooo:rsid="00017fb0" style:font-weight-asian="normal" style:font-weight-complex="normal"/>
    </style:style>
    <style:style style:name="T107" style:family="text">
      <style:text-properties fo:language="en" fo:country="US" fo:font-weight="normal" officeooo:rsid="00017fb0" style:font-weight-asian="normal" style:font-weight-complex="normal"/>
    </style:style>
    <style:style style:name="T108" style:family="text">
      <style:text-properties fo:language="en" fo:country="US" fo:font-weight="normal" officeooo:rsid="0003915c" style:font-weight-asian="normal" style:font-weight-complex="normal"/>
    </style:style>
    <style:style style:name="T109" style:family="text">
      <style:text-properties fo:language="en" fo:country="US" fo:font-weight="normal" officeooo:rsid="0004d82f" style:font-weight-asian="normal" style:font-weight-complex="normal"/>
    </style:style>
    <style:style style:name="T110" style:family="text">
      <style:text-properties fo:language="en" fo:country="US" fo:font-weight="normal" officeooo:rsid="0006588c" style:font-weight-asian="normal" style:font-weight-complex="normal"/>
    </style:style>
    <style:style style:name="T111" style:family="text">
      <style:text-properties fo:language="en" fo:country="US" fo:font-weight="normal" officeooo:rsid="001cb8cf" style:font-weight-asian="normal" style:font-weight-complex="normal"/>
    </style:style>
    <style:style style:name="T112" style:family="text">
      <style:text-properties fo:language="en" fo:country="US" fo:font-weight="normal" officeooo:rsid="001d9c5f" style:font-weight-asian="normal" style:font-weight-complex="normal"/>
    </style:style>
    <style:style style:name="T113" style:family="text">
      <style:text-properties officeooo:rsid="001d9c5f"/>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span text:style-name="T7">Introduction to AI – Part B (BKI122):</text:span> Course Handbook</text:h>
      <text:h text:style-name="P33" text:outline-level="2">Introduction and Overview</text:h>
      <text:p text:style-name="P24">Part A of Introduction to AI <text:span text:style-name="T113">teaches</text:span> the introductory theory of the basic concepts in Artificial Intelligence, such as search, <text:span text:style-name="T113">representation</text:span>, and machine learning, and applies that theory using paper exercises to 'toy' problems. <text:s/>The aim of Introduction to AI Part B, is to take that knowledge, implement in a computer and use it to solve 'real-world' problems. <text:s/><text:span text:style-name="T92">I</text:span>mplementing and experimenting <text:span text:style-name="T92">with </text:span>the methods yourself gives you a more direct experience of their operation and makes the ideas more concrete.</text:p>
      <text:p text:style-name="P6"><text:span text:style-name="T98">To make the course more </text:span><text:span text:style-name="T99">fun the 'real-world' problems we will be solving are all those faced by a small yellow circle </text:span><text:span text:style-name="T100">(</text:span><text:span text:style-name="T100"><draw:frame draw:style-name="fr1" draw:name="graphics1" text:anchor-type="as-char" svg:y="-0.1591in" svg:width="0.1661in" svg:height="0.1693in" draw:z-index="0"><draw:image xlink:href="Pictures/100000000000001E00000020CAB4CCA6.png" xlink:type="simple" xlink:show="embed" xlink:actuate="onLoad"/></draw:frame></text:span><text:span text:style-name="T100">) </text:span><text:span text:style-name="T101">t</text:span><text:span text:style-name="T102">r</text:span><text:span text:style-name="T99">ying to find enough food to survive in a world inhabited by deadly ghosts. <text:s/>Obviously, we can't go around killing </text:span><text:span text:style-name="T103"><draw:frame draw:style-name="fr1" draw:name="graphics48" text:anchor-type="as-char" svg:y="-0.1591in" svg:width="0.1661in" svg:height="0.1693in" draw:z-index="8"><draw:image xlink:href="Pictures/100000000000001E00000020CAB4CCA6.png" xlink:type="simple" xlink:show="embed" xlink:actuate="onLoad"/></draw:frame></text:span><text:span text:style-name="T99"> all the time so we will use a computer simulation of this environment, commonly called </text:span><text:span text:style-name="T104">PACMAN :-) </text:span><text:span text:style-name="T103"><draw:frame draw:style-name="fr1" draw:name="graphics2" text:anchor-type="as-char" svg:y="-0.1591in" svg:width="0.1661in" svg:height="0.1693in" draw:z-index="1"><draw:image xlink:href="Pictures/100000000000001E00000020CAB4CCA6.png" xlink:type="simple" xlink:show="embed" xlink:actuate="onLoad"/></draw:frame></text:span><text:span text:style-name="T103"> </text:span><text:span text:style-name="T107">(see &lt;</text:span><text:a xlink:type="simple" xlink:href="http://en.wikipedia.org/wiki/Pac-Man"><text:span text:style-name="Citation"><text:span text:style-name="T107">en.wikipedia.org/wiki/</text:span></text:span></text:a><text:a xlink:type="simple" xlink:href="http://en.wikipedia.org/wiki/Pac-Man"><text:span text:style-name="Citation"><text:span text:style-name="T106">Pac-Man</text:span></text:span></text:a><text:span text:style-name="T107">&gt;)</text:span><text:span text:style-name="T104"> </text:span><text:span text:style-name="T103"><draw:frame draw:style-name="fr1" draw:name="graphics7" text:anchor-type="as-char" svg:y="-0.1591in" svg:width="0.1661in" svg:height="0.1693in" draw:z-index="2"><draw:image xlink:href="Pictures/100000000000001E00000020CAB4CCA6.png" xlink:type="simple" xlink:show="embed" xlink:actuate="onLoad"/></draw:frame></text:span><text:span text:style-name="T103"> </text:span><text:span text:style-name="T108">faces a number of challenges which the AI techniques taught in Intro2AI A can be used to solve, such as finding the best path to the food, optimally avoiding the ghosts to stay alive and identify the type of ghost so he can better avoid it. <text:s/>The assignments given during this course will lead you through how to help </text:span><text:span text:style-name="T103"><draw:frame draw:style-name="fr1" draw:name="graphics3" text:anchor-type="as-char" svg:y="-0.1591in" svg:width="0.1661in" svg:height="0.1693in" draw:z-index="3"><draw:image xlink:href="Pictures/100000000000001E00000020CAB4CCA6.png" xlink:type="simple" xlink:show="embed" xlink:actuate="onLoad"/></draw:frame></text:span><text:span text:style-name="T103"> </text:span><text:span text:style-name="T108">survive as long as possible. <text:s/>The course </text:span><text:span text:style-name="T112">cumulates</text:span><text:span text:style-name="T108"> with a '</text:span><text:a xlink:type="simple" xlink:href="http://en.wikipedia.org/wiki/Survival_horror‎"><text:span text:style-name="T108">survival horror'</text:span></text:a><text:span text:style-name="T108"> competition where </text:span><text:span text:style-name="T103"><draw:frame draw:style-name="fr1" draw:name="graphics4" text:anchor-type="as-char" svg:y="-0.1591in" svg:width="0.1661in" svg:height="0.1693in" draw:z-index="4"><draw:image xlink:href="Pictures/100000000000001E00000020CAB4CCA6.png" xlink:type="simple" xlink:show="embed" xlink:actuate="onLoad"/></draw:frame></text:span><text:span text:style-name="T103"> </text:span><text:span text:style-name="T108">must survive as long as possible, with the team with longest living </text:span><text:span text:style-name="T103"><draw:frame draw:style-name="fr1" draw:name="graphics5" text:anchor-type="as-char" svg:y="-0.1591in" svg:width="0.1661in" svg:height="0.1693in" draw:z-index="5"><draw:image xlink:href="Pictures/100000000000001E00000020CAB4CCA6.png" xlink:type="simple" xlink:show="embed" xlink:actuate="onLoad"/></draw:frame></text:span><text:span text:style-name="T103"> </text:span><text:span text:style-name="T108">declared the winner!</text:span></text:p>
      <text:p text:style-name="P1"><text:span text:style-name="T109">The teaching environment we are using is based on </text:span><text:span text:style-name="T110">the one used a</text:span><text:span text:style-name="T109">t U</text:span><text:span text:style-name="T111">C</text:span><text:span text:style-name="T109"> Berkeley for there CS188 introductory AI courses </text:span><text:span text:style-name="T110">(see </text:span><text:span text:style-name="T109">&lt;</text:span><text:a xlink:type="simple" xlink:href="http://www-inst.eecs.berkeley.edu/~cs188/pacman/pacman.html"><text:span text:style-name="T109">www-inst.eecs.berkeley.edu/~cs188/pacman/pacman.html</text:span></text:a><text:span text:style-name="T109">&gt;</text:span><text:span text:style-name="T110">)</text:span><text:span text:style-name="T109">. <text:s/></text:span><text:span text:style-name="T110">We have modified this environment slightly to fit better with our course, but it remains largely similar to the orginal one. <text:s/></text:span><text:span text:style-name="T105">Note: an important aspect of this environment is that it is based on the Python programming language (see &lt;</text:span><text:a xlink:type="simple" xlink:href="http://www.python.org/"><text:span text:style-name="Citation"><text:span text:style-name="T105">www.python.org</text:span></text:span></text:a><text:span text:style-name="Citation"><text:span text:style-name="T105">&gt;)</text:span></text:span><text:span text:style-name="T105">. </text:span><text:span text:style-name="T110">However, the amount of Python needed to complete the course is small, so we will teach you a </text:span><text:span text:style-name="T105">minimal subset </text:span><text:span text:style-name="T110">of Python needed in the first week.</text:span></text:p>
      <text:h text:style-name="P33" text:outline-level="2">Structure </text:h>
      <text:p text:style-name="P45">The course runs for <text:span text:style-name="T93">7</text:span> weeks with two <text:span text:style-name="T7">2</text:span>hr practical sessions every week on <text:span text:style-name="T7">Tuesdays and Thursdays in the Terminal room </text:span><text:span text:style-name="T95">SP A</text:span><text:span text:style-name="T7">.-1.55</text:span>. <text:s/>The first <text:span text:style-name="T94">5</text:span> weeks <text:span text:style-name="T7">consist of assignments where you </text:span><text:span text:style-name="T8">will work in small groups (2-3 students) to </text:span><text:span text:style-name="T7">implement and evaluate one of the basic AI methods to solve a 'real-world' problem. <text:s text:c="2"/></text:span><text:span text:style-name="T113">Solutions to these assignments must be submitted via. Blackboard before the start of the following weeks lecture (Tuesday 13:45). <text:s/>After the assignments have been graded, you will be given short feedback on your submission. <text:s/>In addition an </text:span><text:span text:style-name="T6">example solution</text:span><text:span text:style-name="T113"> to the assignment will be made available after the assignment deadline, i.e. after the start of the following Tuesday lecture.</text:span></text:p>
      <text:p text:style-name="P45"><text:span text:style-name="T7"/></text:p>
      <text:p text:style-name="P45"><text:span text:style-name="T7">The final 2 weeks are for a final project and competition where you take all the knowledge you have learned to solve a more complex problem. <text:s/></text:span><text:span text:style-name="T94">The groups </text:span><text:span text:style-name="T8">different solutions are compared in a competition. </text:span></text:p>
      <text:p text:style-name="P43"/>
      <text:p text:style-name="P42"><text:span text:style-name="T8">In contrast to Intro2AI-A all stages of this course are very hands-on where you will work at a computer from a template system and problem specification and are guided through the process of generating a solution in a step-by-step manner. <text:s/>The final assignment stage is less guided, but both the instructors and Teaching Assistants will be available for to help with any questions you have during the scheduled practical sessions, and </text:span><text:span text:style-name="T1">by appointment </text:span><text:span text:style-name="T10">at other times.</text:span></text:p>
      <text:h text:style-name="P34" text:outline-level="2"><text:soft-page-break/>Grading</text:h>
      <text:p text:style-name="P25"><text:span text:style-name="T18">As with Intro2AI A 10% (1 mark) is available for simply attending </text:span><text:span text:style-name="T95">the practical sessions </text:span><text:span text:style-name="T18">or making a reasonable attempt at the assignments. <text:s/>The </text:span><text:span text:style-name="T83">basic </text:span><text:span text:style-name="T18">assignments themselves are then further graded for quality to contribute </text:span><text:span text:style-name="T83">5</text:span><text:span text:style-name="T18">0% (</text:span><text:span text:style-name="T83">5</text:span><text:span text:style-name="T18"> marks) to the final grade. <text:s/></text:span><text:span text:style-name="T83">For some weeks there are also </text:span><text:span text:style-name="T84">Extra Credit </text:span><text:span text:style-name="T85">assignments. <text:s/></text:span><text:span text:style-name="T86">Successfully</text:span><text:span text:style-name="T85"> completing </text:span><text:span text:style-name="T87">two (2)</text:span><text:span text:style-name="T85"> (or more ;-)) of these extra-credit assignments gives another 10% (1 mark). <text:s/></text:span><text:span text:style-name="T18">The final project makes up the remaining 30% (3 marks) of the final grade.</text:span></text:p>
      <text:p text:style-name="P25"><text:span text:style-name="T18">The detailed mark breakdown for each of the assignments is given in the </text:span><text:span text:style-name="T95">detailed </text:span><text:span text:style-name="T18">assignment description </text:span><text:span text:style-name="T95">for each week, which will be uploaded to Blackboard (Note: below we provide only a sketch of the assignment topic)</text:span><text:span text:style-name="T18">. <text:s/>However, generally </text:span><text:span text:style-name="T95">half (</text:span><text:span text:style-name="T19">50%</text:span><text:span text:style-name="T95">)</text:span><text:span text:style-name="T19"> of the assignment </text:span><text:span text:style-name="T18">marks will be given for a </text:span><text:span text:style-name="T2">working </text:span><text:span text:style-name="T11">solution, and half </text:span><text:span text:style-name="T15">(50%) </text:span><text:span text:style-name="T11">for the clarity of the code and comments. </text:span><text:span text:style-name="T12">(Thus a badly written, but working code can obtain 50% of the available marks, or a clearly written but non-working code will also obtain 50% of the available marks). </text:span></text:p>
      <text:h text:style-name="P53" text:outline-level="4"><text:span text:style-name="T96">Resits</text:span></text:h>
      <text:p text:style-name="Text_20_body">You can resit the final assignment, by <text:span text:style-name="T9">individually</text:span> re-submitting the assignment, however the maximum score achievable for this resit is 70% of the assignment points, i.e. 30*.7=21%.</text:p>
      <text:p text:style-name="Text_20_body">Due to the availability of example answers, a different procedure is used to resit the attendance and assignments. <text:s/><text:span text:style-name="T96">To resit these course components you must submit an solution to a new assignment which will be made available </text:span><text:span text:style-name="T5">after </text:span><text:span text:style-name="T16">the final competition. <text:s/>Note: this assignment will require approximately 1ec of effort, i.e. 1weeks work full time, but due to the deadline for the Binding Study Advice, you will only have 1 week in which to do it!</text:span></text:p>
      <text:h text:style-name="P33" text:outline-level="2">Course Schedule</text:h>
      <text:h text:style-name="P30" text:outline-level="3"><text:span text:style-name="T80">Week 1 (</text:span><text:span text:style-name="T78">May 14 </text:span><text:span text:style-name="T80">&amp; 16)</text:span><text:span text:style-name="T21">: Python tutorial</text:span></text:h>
      <text:p text:style-name="P46">In this practical session we will go <text:span text:style-name="T9">through</text:span> some simple tutorials to teach you the minimal subset of Python which you will need to complete the later assignments. <text:s/>(Note: If you can already program in Python then you may move on to the 1<text:span text:style-name="T79">st</text:span> assignment.)</text:p>
      <text:p text:style-name="P47"><text:span text:style-name="T113">N.B. The Python code we are using </text:span><text:span text:style-name="T6">only </text:span><text:span text:style-name="T17">works with versions 2.X. <text:s/>Thus if working on your personal computer ensure you are using this version.</text:span></text:p>
      <text:h text:style-name="P32" text:outline-level="3"><text:span text:style-name="T23">Week 2 (May 16 &amp; 18)</text:span><text:span text:style-name="T22">: Single agent search (single goal) – get the food</text:span></text:h>
      <text:p text:style-name="P28"><text:span text:style-name="T14"><draw:frame draw:style-name="fr1" draw:name="graphics8" text:anchor-type="as-char" svg:y="-0.1591in" svg:width="0.1661in" svg:height="0.1693in" draw:z-index="9"><draw:image xlink:href="Pictures/100000000000001E00000020CAB4CCA6.png" xlink:type="simple" xlink:show="embed" xlink:actuate="onLoad"/></draw:frame></text:span><text:span text:style-name="T14"> </text:span><text:span text:style-name="T13">is hungry but tired, he knows there is food here somewhere (he can smell it). <text:s/>How can he get to the food as efficiently as possible? <text:s/></text:span></text:p>
      <text:p text:style-name="P28"><text:span text:style-name="T78">Here we start with a simple Pacman environment where there are </text:span><text:span text:style-name="T3">no ghosts </text:span><text:span text:style-name="T13">and only a single goal food pellet. <text:s/>Your assignment is to implement and compare different search methods so </text:span><text:span text:style-name="T14"><draw:frame draw:style-name="fr1" draw:name="graphics6" text:anchor-type="as-char" svg:y="-0.1591in" svg:width="0.1661in" svg:height="0.1693in" draw:z-index="6"><draw:image xlink:href="Pictures/100000000000001E00000020CAB4CCA6.png" xlink:type="simple" xlink:show="embed" xlink:actuate="onLoad"/></draw:frame></text:span><text:span text:style-name="T14"> </text:span><text:span text:style-name="T13">can can find the food pellet in the fewest moves possible.</text:span></text:p>
      <text:p text:style-name="P9">Assignments: </text:p>
      <text:p text:style-name="P36"><text:span text:style-name="T34">Implement DFS, BFS, A* (Also Lowest-cost-first aka Uniform-cost, Best-first?) by filling in </text:span><text:span text:style-name="T35">the empty parts of 'search.py' <text:s/>a</text:span><text:span text:style-name="T34">nd using pre-programmed data structures (state, fringe stack/queue, closed list etc.)</text:span></text:p>
      <text:p text:style-name="P36"><text:span text:style-name="T42">Testing</text:span><text:span text:style-name="T34">: </text:span></text:p>
      <text:p text:style-name="P8">On predefined mazes of <text:span text:style-name="T113">various</text:span> size<text:span text:style-name="T113">s</text:span> where goal always is (1,1) and start = (n,n), <text:span text:style-name="T113">i.e. opposite corner.</text:span></text:p>
      <text:h text:style-name="P49" text:outline-level="4"><text:soft-page-break/>Extra Credit:</text:h>
      <text:p text:style-name="P2"><text:span text:style-name="T26">The PACMAN world is full of corridors. Clearly it is stupid for </text:span><text:span text:style-name="T43"><draw:frame draw:style-name="fr1" draw:name="graphics9" text:anchor-type="as-char" svg:y="-0.1591in" svg:width="0.1661in" svg:height="0.1693in" draw:z-index="11"><draw:image xlink:href="Pictures/100000000000001E00000020CAB4CCA6.png" xlink:type="simple" xlink:show="embed" xlink:actuate="onLoad"/></draw:frame></text:span><text:span text:style-name="T43"> </text:span><text:span text:style-name="T44">to go part way down a corridor and then turn round (when there are no ghosts). <text:s/>However, the naïve search method used above checks if turning around is a reasonable option after every step down the corridor. <text:s/>Potentially, a lot of search effort could be saved by </text:span><text:span text:style-name="T47">representing</text:span><text:span text:style-name="T44"> the problem such that a single action moves </text:span><text:span text:style-name="T43"><draw:frame draw:style-name="fr1" draw:name="graphics10" text:anchor-type="as-char" svg:y="-0.1591in" svg:width="0.1661in" svg:height="0.1693in" draw:z-index="22"><draw:image xlink:href="Pictures/100000000000001E00000020CAB4CCA6.png" xlink:type="simple" xlink:show="embed" xlink:actuate="onLoad"/></draw:frame></text:span><text:span text:style-name="T43"> </text:span><text:span text:style-name="T44">the whole way down a corridor rather than every individual step. </text:span><text:span text:style-name="T45">(Replacing a single move by a sequence in this way is a form of problem abstraction, which is commonly used to speed up search </text:span><text:span text:style-name="T46">– </text:span><text:span text:style-name="T45"><text:s/>particularly in computer games where the </text:span><text:span text:style-name="T46">graph</text:span><text:span text:style-name="T45"> of cross-roads </text:span><text:span text:style-name="T46">and </text:span><text:span text:style-name="T45">moves between them is called the way-point graph – see e.g. &lt;</text:span><text:a xlink:type="simple" xlink:href="http://www.aiwisdom.com/ai_pathfinding.html"><text:span text:style-name="Citation"><text:span text:style-name="T97">www.aiwisdom.com/ai_pathfinding.html</text:span></text:span></text:a><text:span text:style-name="Citation"><text:span text:style-name="T45">&gt;</text:span></text:span><text:span text:style-name="T45">.)</text:span><text:span text:style-name="T44"> <text:s/></text:span></text:p>
      <text:p text:style-name="P9">Assignment: </text:p>
      <text:p text:style-name="P37"><text:span text:style-name="T35">Modify the A* method above to work such that </text:span><text:span text:style-name="T36">actions move between cross-roads in the map (i.e. points where </text:span><text:span text:style-name="T48"><draw:frame draw:style-name="fr1" draw:name="graphics11" text:anchor-type="as-char" svg:y="-0.1591in" svg:width="0.1661in" svg:height="0.1693in" draw:z-index="10"><draw:image xlink:href="Pictures/100000000000001E00000020CAB4CCA6.png" xlink:type="simple" xlink:show="embed" xlink:actuate="onLoad"/></draw:frame></text:span><text:span text:style-name="T48"> </text:span><text:span text:style-name="T50">has more than 2 moves available).</text:span></text:p>
      <text:p text:style-name="P36"><text:span text:style-name="T42">Testing</text:span><text:span text:style-name="T34">: </text:span></text:p>
      <text:p text:style-name="P36"><text:span text:style-name="T34">On predefined mazes of different </text:span><text:span text:style-name="T41">size </text:span><text:span text:style-name="T34">where goal always is (1,1) and start = (n,n), </text:span><text:span text:style-name="T36">compare the performance in terms of numbers of nodes expanded by the simple and abstracted version of the problem.</text:span></text:p>
      <text:h text:style-name="P32" text:outline-level="3"><text:span text:style-name="T23">Week</text:span><text:span text:style-name="T22"> 3</text:span><text:span text:style-name="T23"> (May 28 &amp; 30)</text:span><text:span text:style-name="T22">: Single agent search (multiple goals) – <text:s/>get all the food</text:span></text:h>
      <text:p text:style-name="P37"><text:span text:style-name="T48"><draw:frame draw:style-name="fr1" draw:name="graphics12" text:anchor-type="as-char" svg:y="-0.1591in" svg:width="0.1661in" svg:height="0.1693in" draw:z-index="23"><draw:image xlink:href="Pictures/100000000000001E00000020CAB4CCA6.png" xlink:type="simple" xlink:show="embed" xlink:actuate="onLoad"/></draw:frame></text:span><text:span text:style-name="T48"> </text:span><text:span text:style-name="T50">Is </text:span><text:span text:style-name="T56">still </text:span><text:span text:style-name="T50">hungry and tired, but this time there seems to be lots of food! and not a ghost in sight! <text:s/></text:span><text:span text:style-name="T49">Your assignment is to </text:span><text:span text:style-name="T50">modify the simple A* method from the previous lecture to work when </text:span><text:span text:style-name="T48"><draw:frame draw:style-name="fr1" draw:name="graphics14" text:anchor-type="as-char" svg:y="-0.1591in" svg:width="0.1661in" svg:height="0.1693in" draw:z-index="24"><draw:image xlink:href="Pictures/100000000000001E00000020CAB4CCA6.png" xlink:type="simple" xlink:show="embed" xlink:actuate="onLoad"/></draw:frame></text:span><text:span text:style-name="T48"> </text:span><text:span text:style-name="T50">wants to visit lots of equally rewarding goals as efficiently as possible (i.e. in the minimum number of moves). <text:s/></text:span></text:p>
      <text:p text:style-name="P10"/>
      <text:p text:style-name="P10">Assignment: </text:p>
      <text:p text:style-name="P17">(1) Modify your A* agent from last week to work when there are multiple goals.</text:p>
      <text:h text:style-name="P50" text:outline-level="4">Extra Credit:</text:h>
      <text:p text:style-name="P26"><text:span text:style-name="T30">Some of the food-pellets are much bigger than the others, </text:span><text:span text:style-name="T31">how would you modify your solution above to deal with this issue?</text:span></text:p>
      <text:p text:style-name="P11">Assignment: </text:p>
      <text:p text:style-name="P38"><text:span text:style-name="T32">(1) Modify your </text:span><text:span text:style-name="T33">multi-goal </text:span><text:span text:style-name="T32">A* agent </text:span><text:span text:style-name="T33">to work when different goals have different possible rewards</text:span><text:span text:style-name="T32">.</text:span></text:p>
      <text:h text:style-name="P32" text:outline-level="3"><text:span text:style-name="T23">Week 4 (June 4 &amp; 6)</text:span><text:span text:style-name="T22">: Multi-agent (</text:span><text:span text:style-name="T25">Adversarial</text:span><text:span text:style-name="T22">) search – beat the Ghosts</text:span></text:h>
      <text:p text:style-name="P44"><text:span text:style-name="T37">Oh No! Now there is a ghost </text:span><text:span text:style-name="T37"><draw:frame draw:style-name="fr2" draw:name="graphics15" text:anchor-type="as-char" svg:y="-0.1492in" svg:width="0.1937in" svg:height="0.1937in" draw:z-index="26"><draw:image xlink:href="Pictures/100000000000000E0000000EC972CA34.png" xlink:type="simple" xlink:show="embed" xlink:actuate="onLoad"/></draw:frame></text:span><text:span text:style-name="T37"> around who for some reason is trying to kill </text:span><text:span text:style-name="T48"><draw:frame draw:style-name="fr1" draw:name="graphics16" text:anchor-type="as-char" svg:y="-0.1591in" svg:width="0.1661in" svg:height="0.1693in" draw:z-index="27"><draw:image xlink:href="Pictures/100000000000001E00000020CAB4CCA6.png" xlink:type="simple" xlink:show="embed" xlink:actuate="onLoad"/></draw:frame></text:span><text:span text:style-name="T51">! </text:span><text:span text:style-name="T48"><draw:frame draw:style-name="fr1" draw:name="graphics17" text:anchor-type="as-char" svg:y="-0.1591in" svg:width="0.1661in" svg:height="0.1693in" draw:z-index="29"><draw:image xlink:href="Pictures/100000000000001E00000020CAB4CCA6.png" xlink:type="simple" xlink:show="embed" xlink:actuate="onLoad"/></draw:frame></text:span><text:span text:style-name="T48"> </text:span><text:span text:style-name="T51">needs some way of planning to achieve his goals of eating the pellets, whilst avoiding the ghosts. <text:s/>As we don't know how clever the </text:span><text:span text:style-name="T32"><draw:frame draw:style-name="fr2" draw:name="graphics18" text:anchor-type="as-char" svg:y="-0.1492in" svg:width="0.1937in" svg:height="0.1937in" draw:z-index="30"><draw:image xlink:href="Pictures/100000000000000E0000000EC972CA34.png" xlink:type="simple" xlink:show="embed" xlink:actuate="onLoad"/></draw:frame></text:span><text:span text:style-name="T32"> are, for now we will assume they try to act optimally to get </text:span><text:span text:style-name="T48"><draw:frame draw:style-name="fr1" draw:name="graphics19" text:anchor-type="as-char" svg:y="-0.1591in" svg:width="0.1661in" svg:height="0.1693in" draw:z-index="31"><draw:image xlink:href="Pictures/100000000000001E00000020CAB4CCA6.png" xlink:type="simple" xlink:show="embed" xlink:actuate="onLoad"/></draw:frame></text:span><text:span text:style-name="T48">. <text:s/></text:span></text:p>
      <text:p text:style-name="P10"/>
      <text:p text:style-name="P10">Assignments: </text:p>
      <text:p text:style-name="P39"><text:span text:style-name="T34">(1) </text:span><text:span text:style-name="T37">Implement a Minimax agent for </text:span><text:span text:style-name="T32"><text:s/></text:span><text:span text:style-name="T48"><draw:frame draw:style-name="fr1" draw:name="graphics20" text:anchor-type="as-char" svg:y="-0.1591in" svg:width="0.1661in" svg:height="0.1693in" draw:z-index="32"><draw:image xlink:href="Pictures/100000000000001E00000020CAB4CCA6.png" xlink:type="simple" xlink:show="embed" xlink:actuate="onLoad"/></draw:frame></text:span><text:span text:style-name="T48"> </text:span><text:span text:style-name="T51">so it can cope with avoiding the </text:span><text:span text:style-name="T32"><draw:frame draw:style-name="fr2" draw:name="graphics22" text:anchor-type="as-char" svg:y="-0.1492in" svg:width="0.1937in" svg:height="0.1937in" draw:z-index="33"><draw:image xlink:href="Pictures/100000000000000E0000000EC972CA34.png" xlink:type="simple" xlink:show="embed" xlink:actuate="onLoad"/></draw:frame></text:span><text:span text:style-name="T32">.</text:span></text:p>
      <text:p text:style-name="P39"><text:span text:style-name="T34">(2) </text:span><text:span text:style-name="T37">Implement alpha-beta pruning for your agent to improve its search efficiency.</text:span></text:p>
      <text:h text:style-name="P51" text:outline-level="4">Extra Credit:</text:h>
      <text:p text:style-name="P27"><text:span text:style-name="T31">Now there are 2, 3, 4 ghosts. <text:s/>Extend you solution so </text:span><text:span text:style-name="T48"><draw:frame draw:style-name="fr1" draw:name="graphics13" text:anchor-type="as-char" svg:y="-0.1591in" svg:width="0.1661in" svg:height="0.1693in" draw:z-index="34"><draw:image xlink:href="Pictures/100000000000001E00000020CAB4CCA6.png" xlink:type="simple" xlink:show="embed" xlink:actuate="onLoad"/></draw:frame></text:span><text:span text:style-name="T48"> </text:span><text:span text:style-name="T52">can cope where when there are an </text:span><text:span text:style-name="T53">arbitrary</text:span><text:span text:style-name="T52"> number of ghosts.</text:span></text:p>
      <text:p text:style-name="P12">Assignments: </text:p>
      <text:p text:style-name="P39"><text:span text:style-name="T34">(1) Adapt the MinimaxAgent </text:span><text:span text:style-name="T37">to cope with more than 1 </text:span><text:span text:style-name="T32"><draw:frame draw:style-name="fr2" draw:name="graphics21" text:anchor-type="as-char" svg:y="-0.1492in" svg:width="0.1937in" svg:height="0.1937in" draw:z-index="35"><draw:image xlink:href="Pictures/100000000000000E0000000EC972CA34.png" xlink:type="simple" xlink:show="embed" xlink:actuate="onLoad"/></draw:frame></text:span><text:span text:style-name="T34">.</text:span></text:p>
      <text:p text:style-name="P7"><text:soft-page-break/>(2) Ad<text:span text:style-name="T81">d alpha-beta pruning to your </text:span><text:span text:style-name="T113">multi-adversary</text:span><text:span text:style-name="T81"> agent..</text:span> </text:p>
      <text:p text:style-name="P16"/>
      <text:h text:style-name="P32" text:outline-level="3"><text:span text:style-name="T23">Week 5 (June 11 &amp; 13):</text:span><text:span text:style-name="T22"> Machine learning – identify the Ghosts</text:span></text:h>
      <text:p text:style-name="P18"><text:span text:style-name="T82">After a while </text:span><text:span text:style-name="T48"><draw:frame draw:style-name="fr1" draw:name="graphics23" text:anchor-type="as-char" svg:y="-0.1591in" svg:width="0.1661in" svg:height="0.1693in" draw:z-index="36"><draw:image xlink:href="Pictures/100000000000001E00000020CAB4CCA6.png" xlink:type="simple" xlink:show="embed" xlink:actuate="onLoad"/></draw:frame></text:span><text:span text:style-name="T48"> realizes</text:span><text:span text:style-name="T54"> the </text:span><text:span text:style-name="T67"><draw:frame draw:style-name="fr2" draw:name="graphics24" text:anchor-type="as-char" svg:y="-0.1492in" svg:width="0.1937in" svg:height="0.1937in" draw:z-index="37"><draw:image xlink:href="Pictures/100000000000000E0000000EC972CA34.png" xlink:type="simple" xlink:show="embed" xlink:actuate="onLoad"/></draw:frame></text:span><text:span text:style-name="T67"> </text:span><text:span text:style-name="T68">are actually </text:span><text:span text:style-name="T70">not very</text:span><text:span text:style-name="T71"> clever</text:span><text:span text:style-name="T68">. <text:s/>In fact, </text:span><text:span text:style-name="T69">after careful empirical observation he notes that they </text:span><text:span text:style-name="T68">only adopt one of 3 strategies to find him:</text:span></text:p>
      <text:list xml:id="list6737661758144023001" text:style-name="L1">
        <text:list-item>
          <text:p text:style-name="P19"><text:span text:style-name="T72">Seeker </text:span><text:span text:style-name="T67">: </text:span><text:span text:style-name="T68">this </text:span><text:span text:style-name="T67"><draw:frame draw:style-name="fr2" draw:name="graphics25" text:anchor-type="as-char" svg:y="-0.1492in" svg:width="0.1937in" svg:height="0.1937in" draw:z-index="38"><draw:image xlink:href="Pictures/100000000000000E0000000EC972CA34.png" xlink:type="simple" xlink:show="embed" xlink:actuate="onLoad"/></draw:frame></text:span><text:span text:style-name="T67"> </text:span><text:span text:style-name="T68">always tries to move directly towards </text:span><text:span text:style-name="T48"><draw:frame draw:style-name="fr1" draw:name="graphics26" text:anchor-type="as-char" svg:y="-0.1591in" svg:width="0.1661in" svg:height="0.1693in" draw:z-index="39"><draw:image xlink:href="Pictures/100000000000001E00000020CAB4CCA6.png" xlink:type="simple" xlink:show="embed" xlink:actuate="onLoad"/></draw:frame></text:span><text:span text:style-name="T48"> </text:span><text:span text:style-name="T54">current location.</text:span></text:p>
        </text:list-item>
        <text:list-item>
          <text:p text:style-name="P19"><text:span text:style-name="T57">Tracker </text:span><text:span text:style-name="T67">: </text:span><text:span text:style-name="T68">this </text:span><text:span text:style-name="T67"><draw:frame draw:style-name="fr2" draw:name="graphics28" text:anchor-type="as-char" svg:y="-0.1492in" svg:width="0.1937in" svg:height="0.1937in" draw:z-index="40"><draw:image xlink:href="Pictures/100000000000000E0000000EC972CA34.png" xlink:type="simple" xlink:show="embed" xlink:actuate="onLoad"/></draw:frame></text:span><text:span text:style-name="T67"> </text:span><text:span text:style-name="T68">forever runs round the same </text:span><text:span text:style-name="T69">'racetrack' </text:span><text:span text:style-name="T68">of locations on the map.</text:span></text:p>
        </text:list-item>
        <text:list-item>
          <text:p text:style-name="P19"><text:span text:style-name="T72">Random </text:span><text:span text:style-name="T68">: this </text:span><text:span text:style-name="T67"><draw:frame draw:style-name="fr2" draw:name="graphics27" text:anchor-type="as-char" svg:y="-0.1492in" svg:width="0.1937in" svg:height="0.1937in" draw:z-index="41"><draw:image xlink:href="Pictures/100000000000000E0000000EC972CA34.png" xlink:type="simple" xlink:show="embed" xlink:actuate="onLoad"/></draw:frame></text:span><text:span text:style-name="T67"> </text:span><text:span text:style-name="T68">just moves randomly at any time.</text:span></text:p>
        </text:list-item>
      </text:list>
      <text:p text:style-name="P20"><text:span text:style-name="T48"><draw:frame draw:style-name="fr1" draw:name="graphics29" text:anchor-type="as-char" svg:y="-0.1591in" svg:width="0.1661in" svg:height="0.1693in" draw:z-index="42"><draw:image xlink:href="Pictures/100000000000001E00000020CAB4CCA6.png" xlink:type="simple" xlink:show="embed" xlink:actuate="onLoad"/></draw:frame></text:span><text:span text:style-name="T48"> </text:span><text:span text:style-name="T54">knows that if he can identify which type of </text:span><text:span text:style-name="T67"><draw:frame draw:style-name="fr2" draw:name="graphics30" text:anchor-type="as-char" svg:y="-0.1492in" svg:width="0.1937in" svg:height="0.1937in" draw:z-index="43"><draw:image xlink:href="Pictures/100000000000000E0000000EC972CA34.png" xlink:type="simple" xlink:show="embed" xlink:actuate="onLoad"/></draw:frame></text:span><text:span text:style-name="T67"> </text:span><text:span text:style-name="T68">he is trying to beat, then he can exploit it's stupidity to make his own life much easier. <text:s/>Unfortunately, he doesn't (yet) know how to identify which type of ghost is which. <text:s/>Fortunately, </text:span><text:span text:style-name="T48"><draw:frame draw:style-name="fr1" draw:name="graphics31" text:anchor-type="as-char" svg:y="-0.1591in" svg:width="0.1661in" svg:height="0.1693in" draw:z-index="44"><draw:image xlink:href="Pictures/100000000000001E00000020CAB4CCA6.png" xlink:type="simple" xlink:show="embed" xlink:actuate="onLoad"/></draw:frame></text:span><text:span text:style-name="T48"> </text:span><text:span text:style-name="T68">has been recording his experiences for a while now and has a large database of ghost movements and there identified type, (i.e. seeker, tracker, or random). <text:s/></text:span><text:span text:style-name="T48"><draw:frame draw:style-name="fr1" draw:name="graphics32" text:anchor-type="as-char" svg:y="-0.1591in" svg:width="0.1661in" svg:height="0.1693in" draw:z-index="7"><draw:image xlink:href="Pictures/100000000000001E00000020CAB4CCA6.png" xlink:type="simple" xlink:show="embed" xlink:actuate="onLoad"/></draw:frame></text:span><text:span text:style-name="T48"> </text:span><text:span text:style-name="T54">also knows that possibly this thing called machine learning can use this database to learn some quick rules for identifying the </text:span><text:span text:style-name="T67"><draw:frame draw:style-name="fr2" draw:name="graphics33" text:anchor-type="as-char" svg:y="-0.1492in" svg:width="0.1937in" svg:height="0.1937in" draw:z-index="12"><draw:image xlink:href="Pictures/100000000000000E0000000EC972CA34.png" xlink:type="simple" xlink:show="embed" xlink:actuate="onLoad"/></draw:frame></text:span><text:span text:style-name="T67"> <text:s/></text:span><text:span text:style-name="T68">type. </text:span></text:p>
      <text:p text:style-name="P13">Assignments: </text:p>
      <text:p text:style-name="P40"><text:span text:style-name="T34">(1) </text:span><text:span text:style-name="T38">Given a database of the last 20 </text:span><text:span text:style-name="T32"><draw:frame draw:style-name="fr2" draw:name="graphics35" text:anchor-type="as-char" svg:y="-0.1492in" svg:width="0.1937in" svg:height="0.1937in" draw:z-index="13"><draw:image xlink:href="Pictures/100000000000000E0000000EC972CA34.png" xlink:type="simple" xlink:show="embed" xlink:actuate="onLoad"/></draw:frame></text:span><text:span text:style-name="T32"> </text:span><text:span text:style-name="T27">and </text:span><text:span text:style-name="T48"><draw:frame draw:style-name="fr1" draw:name="graphics36" text:anchor-type="as-char" svg:y="-0.1591in" svg:width="0.1661in" svg:height="0.1693in" draw:z-index="14"><draw:image xlink:href="Pictures/100000000000001E00000020CAB4CCA6.png" xlink:type="simple" xlink:show="embed" xlink:actuate="onLoad"/></draw:frame></text:span><text:span text:style-name="T48"> </text:span><text:span text:style-name="T55">positions </text:span><text:span text:style-name="T38">along with </text:span><text:span text:style-name="T32"><draw:frame draw:style-name="fr2" draw:name="graphics37" text:anchor-type="as-char" svg:y="-0.1492in" svg:width="0.1937in" svg:height="0.1937in" draw:z-index="15"><draw:image xlink:href="Pictures/100000000000000E0000000EC972CA34.png" xlink:type="simple" xlink:show="embed" xlink:actuate="onLoad"/></draw:frame></text:span><text:span text:style-name="T32"> </text:span><text:span text:style-name="T29">types</text:span><text:span text:style-name="T27">, use ID3 to learn a set of rules to identify the ghost type.</text:span></text:p>
      <text:p text:style-name="P40"><text:span text:style-name="T27">(2) </text:span><text:span text:style-name="T32"><draw:frame draw:style-name="fr2" draw:name="graphics34" text:anchor-type="as-char" svg:y="-0.1492in" svg:width="0.1937in" svg:height="0.1937in" draw:z-index="16"><draw:image xlink:href="Pictures/100000000000000E0000000EC972CA34.png" xlink:type="simple" xlink:show="embed" xlink:actuate="onLoad"/></draw:frame></text:span><text:span text:style-name="T32"> </text:span><text:span text:style-name="T27">identification with the 'raw' position features seems more complex than it should be. <text:s/>Design some new features computed from the 'raw' features which make the machine learning problem easier</text:span><text:span text:style-name="T27"><text:note text:id="ftn1" text:note-class="footnote"><text:note-citation>1</text:note-citation><text:note-body><text:p text:style-name="P35"><text:span text:style-name="T27">This process of preprocessing features </text:span><text:span text:style-name="T28">to make the learning problem easier </text:span><text:span text:style-name="T27">is </text:span><text:span text:style-name="T28">a basic first step in applying machine learning to most problems </text:span><text:span text:style-name="T29">which is</text:span><text:span text:style-name="T28"> </text:span><text:span text:style-name="T27">sometimes called feature engineering</text:span><text:span text:style-name="T28">.</text:span></text:p></text:note-body></text:note></text:span><text:span text:style-name="T27">.</text:span></text:p>
      <text:h text:style-name="P52" text:outline-level="4">Extra Credit:</text:h>
      <text:p text:style-name="P21"><text:span text:style-name="T58">Now </text:span><text:span text:style-name="T65"><draw:frame draw:style-name="fr1" draw:name="graphics38" text:anchor-type="as-char" svg:y="-0.1591in" svg:width="0.1661in" svg:height="0.1693in" draw:z-index="17"><draw:image xlink:href="Pictures/100000000000001E00000020CAB4CCA6.png" xlink:type="simple" xlink:show="embed" xlink:actuate="onLoad"/></draw:frame></text:span><text:span text:style-name="T59"> </text:span><text:span text:style-name="T58">can identify the type of </text:span><text:span text:style-name="T73"><draw:frame draw:style-name="fr2" draw:name="graphics40" text:anchor-type="as-char" svg:y="-0.1492in" svg:width="0.1937in" svg:height="0.1937in" draw:z-index="18"><draw:image xlink:href="Pictures/100000000000000E0000000EC972CA34.png" xlink:type="simple" xlink:show="embed" xlink:actuate="onLoad"/></draw:frame></text:span><text:span text:style-name="T58">, he can predict what they will do in the future. <text:s/>As the </text:span><text:span text:style-name="T73"><draw:frame draw:style-name="fr2" draw:name="graphics41" text:anchor-type="as-char" svg:y="-0.1492in" svg:width="0.1937in" svg:height="0.1937in" draw:z-index="19"><draw:image xlink:href="Pictures/100000000000000E0000000EC972CA34.png" xlink:type="simple" xlink:show="embed" xlink:actuate="onLoad"/></draw:frame></text:span><text:span text:style-name="T58"> no longer move optimally </text:span><text:span text:style-name="T60">to defeat </text:span><text:span text:style-name="T58">and are completely deterministic </text:span><text:span text:style-name="T65"><draw:frame draw:style-name="fr1" draw:name="graphics42" text:anchor-type="as-char" svg:y="-0.1591in" svg:width="0.1661in" svg:height="0.1693in" draw:z-index="20"><draw:image xlink:href="Pictures/100000000000001E00000020CAB4CCA6.png" xlink:type="simple" xlink:show="embed" xlink:actuate="onLoad"/></draw:frame></text:span><text:span text:style-name="T59"> </text:span><text:span text:style-name="T58">no longer needs to use </text:span><text:span text:style-name="T60">adversarial</text:span><text:span text:style-name="T58"> search but can treat the </text:span><text:span text:style-name="T73"><draw:frame draw:style-name="fr2" draw:name="graphics43" text:anchor-type="as-char" svg:y="-0.1492in" svg:width="0.1937in" svg:height="0.1937in" draw:z-index="21"><draw:image xlink:href="Pictures/100000000000000E0000000EC972CA34.png" xlink:type="simple" xlink:show="embed" xlink:actuate="onLoad"/></draw:frame></text:span><text:span text:style-name="T73"> </text:span><text:span text:style-name="T74">as simply </text:span><text:span text:style-name="T75">dynamic </text:span><text:span text:style-name="T74">part of the environment.</text:span></text:p>
      <text:p text:style-name="P14">Assignment: </text:p>
      <text:p text:style-name="P41"><text:span text:style-name="T34">(1) </text:span><text:span text:style-name="T39">Modify your multi-goal A* solution from Week 3, to include the predicted movements of a single ghost of a known type (and </text:span><text:span text:style-name="T40">known race-</text:span><text:span text:style-name="T39">track for the tracker ghost).</text:span></text:p>
      <text:h text:style-name="P32" text:outline-level="3"><text:span text:style-name="T23">Week 6&amp;7 (June 18,20,25) </text:span><text:span text:style-name="T22">: </text:span><text:span text:style-name="T24">Survival</text:span><text:span text:style-name="T22"> Competition </text:span><text:span text:style-name="T23">Assignment</text:span></text:h>
      <text:p text:style-name="P22"><text:span text:style-name="T58"><text:s/></text:span><text:span text:style-name="T65"><draw:frame draw:style-name="fr1" draw:name="graphics39" text:anchor-type="as-char" svg:y="-0.1591in" svg:width="0.1661in" svg:height="0.1693in" draw:z-index="25"><draw:image xlink:href="Pictures/100000000000001E00000020CAB4CCA6.png" xlink:type="simple" xlink:show="embed" xlink:actuate="onLoad"/></draw:frame></text:span><text:span text:style-name="T59"> </text:span><text:span text:style-name="T61">now has all the pieces needed to make a successful </text:span><text:span text:style-name="T62">PACMAN</text:span><text:span text:style-name="T61"> agent. <text:s/>In the final 2 weeks of the course you will put all the pieces together, i.e. search and machine learning, to build an effective PACMAN playing agent. <text:s/>In the final assignment competition the agents from different groups will compete in a 'game-play' track to see wh</text:span><text:span text:style-name="T60">ich teams agent </text:span><text:span text:style-name="T61">can survive the longest in the PACMAN world. <text:s/></text:span></text:p>
      <text:p text:style-name="P3">Note: the competition world has 2 additional features not mentioned so far:</text:p>
      <text:p text:style-name="P4"><text:span text:style-name="T88">1) Multiple levels: if </text:span><text:span text:style-name="T90"><draw:frame draw:style-name="fr1" draw:name="graphics45" text:anchor-type="as-char" svg:y="-0.1591in" svg:width="0.1661in" svg:height="0.1693in" draw:z-index="45"><draw:image xlink:href="Pictures/100000000000001E00000020CAB4CCA6.png" xlink:type="simple" xlink:show="embed" xlink:actuate="onLoad"/></draw:frame></text:span><text:span text:style-name="T20"> </text:span><text:span text:style-name="T88">survives one level (by eating all the pellets) he will move on to the next level. Later levels will be </text:span><text:span text:style-name="T4">harder </text:span><text:span text:style-name="T88">due to having either larger maps and/or more </text:span><text:span text:style-name="T89"><draw:frame draw:style-name="fr2" draw:name="graphics46" text:anchor-type="as-char" svg:y="-0.1492in" svg:width="0.1937in" svg:height="0.1937in" draw:z-index="47"><draw:image xlink:href="Pictures/100000000000000E0000000EC972CA34.png" xlink:type="simple" xlink:show="embed" xlink:actuate="onLoad"/></draw:frame></text:span><text:span text:style-name="T88">.</text:span></text:p>
      <text:p text:style-name="P22"><text:span text:style-name="T63">2</text:span><text:span text:style-name="T61">) CPU limits : the time available for</text:span><text:span text:style-name="T58"> </text:span><text:span text:style-name="T65"><draw:frame draw:style-name="fr1" draw:name="graphics44" text:anchor-type="as-char" svg:y="-0.1591in" svg:width="0.1661in" svg:height="0.1693in" draw:z-index="28"><draw:image xlink:href="Pictures/100000000000001E00000020CAB4CCA6.png" xlink:type="simple" xlink:show="embed" xlink:actuate="onLoad"/></draw:frame></text:span><text:span text:style-name="T59"> </text:span><text:span text:style-name="T61">to compute the optimal move will be limited</text:span></text:p>
      <text:p text:style-name="P15">Assignment:</text:p>
      <text:p text:style-name="P48"><text:span text:style-name="T76">(1) </text:span><text:span text:style-name="T77">You have 2 weeks to build the best PACMAN agent you can. <text:s/>We will provide you examples of the types of levels your agent will encounter</text:span><text:span text:style-name="T75">.</text:span></text:p>
      <text:h text:style-name="P31" text:outline-level="3"><text:soft-page-break/>Week <text:span text:style-name="T91">7</text:span> (Ju<text:span text:style-name="T91">ne 27</text:span>) : Assignment Deadline &amp; Competition</text:h>
      <text:p text:style-name="P23"><text:span text:style-name="T63">The final assignment and competition will take place on the last day of the course. <text:s/>On this day we plan to run the competition on the beamer and you can invite your friends to see the action. <text:s/>Each groups agent will be run through all the levels </text:span><text:span text:style-name="T64">of increasing difficulty until </text:span><text:span text:style-name="T65"><draw:frame draw:style-name="fr1" draw:name="graphics49" text:anchor-type="as-char" svg:y="-0.1591in" svg:width="0.1661in" svg:height="0.1693in" draw:z-index="48"><draw:image xlink:href="Pictures/100000000000001E00000020CAB4CCA6.png" xlink:type="simple" xlink:show="embed" xlink:actuate="onLoad"/></draw:frame></text:span><text:span text:style-name="T59"> </text:span><text:span text:style-name="T64">dies. </text:span><text:span text:style-name="T59"><draw:frame draw:style-name="fr1" draw:name="graphics47" text:anchor-type="as-char" svg:y="-0.1591in" svg:width="0.1661in" svg:height="0.1693in" draw:z-index="46"><draw:image xlink:href="Pictures/100000000000001E00000020CAB4CCA6.png" xlink:type="simple" xlink:show="embed" xlink:actuate="onLoad"/></draw:frame></text:span><text:span text:style-name="T64">'s</text:span><text:span text:style-name="T59"> </text:span><text:span text:style-name="T63">total survival time and number of pellets eaten in the last level completed </text:span><text:span text:style-name="T64">are used as the group score to decide on the winner.</text:span></text:p>
      <text:p text:style-name="P5">As well as submitting your PACMAN agent, you must submit a short written report (2-3 pages) explaining the methods used by your ag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ce style:name="OpenSymbol" svg:font-family="OpenSymbol"/>
    <style:font-face style:name="Times" svg:font-family="Times"/>
    <style:font-face style:name="Times1" svg:font-family="Times"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style:font-name="Tim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Farquhar</meta:initial-creator>
    <meta:creation-date>2012-04-10T14:37:07</meta:creation-date>
    <dc:date>2013-05-14T18:08:00</dc:date>
    <dc:creator>Jason Farquhar</dc:creator>
    <meta:editing-duration>P3DT14H42M12S</meta:editing-duration>
    <meta:editing-cycles>34</meta:editing-cycles>
    <meta:generator>LibreOffice/4.0.2.2$Linux_x86 LibreOffice_project/400m0$Build-2</meta:generator>
    <meta:printed-by>Jason Farquhar</meta:printed-by>
    <meta:print-date>2013-05-09T18:54:35</meta:print-date>
    <dc:title>Intro2AI-B (BKI122) Course Handbook</dc:title>
    <meta:document-statistic meta:table-count="0" meta:image-count="49" meta:object-count="0" meta:page-count="5" meta:paragraph-count="74" meta:word-count="2102" meta:character-count="12413" meta:non-whitespace-character-count="10268"/>
  </office:meta>
</office:document-meta>
</file>